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200000009FE06BA1B6D6DAD1AC.eps" manifest:media-type="image/x-eps"/>
  <manifest:file-entry manifest:full-path="Pictures/1000020100000376000001000313792DFC2F0523.png" manifest:media-type="image/png"/>
  <manifest:file-entry manifest:full-path="Pictures/10000201000003DA0000011DC16FD9758C47D97D.png" manifest:media-type="image/png"/>
  <manifest:file-entry manifest:full-path="Pictures/100060A1000065F500001D7FF9F99F1F252689A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5" svg:font-family="'Fira Sans'" style:font-adornments="Regular" style:font-family-generic="swiss"/>
    <style:font-face style:name="Fira Sans Light4" svg:font-family="'Fira Sans Light'" style:font-family-generic="swiss"/>
    <style:font-face style:name="Fira Sans Light7" svg:font-family="'Fira Sans Light'" style:font-adornments="ExtraLight" style:font-family-generic="swiss"/>
    <style:font-face style:name="Fira Sans Light3" svg:font-family="'Fira Sans Light'" style:font-adornments="Regular" style:font-family-generic="swiss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6" svg:font-family="'Fira Sans'" style:font-adornments="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5" svg:font-family="'Fira Sans Light'" style:font-family-generic="swiss" style:font-pitch="variable"/>
    <style:font-face style:name="Fira Sans Light6" svg:font-family="'Fira Sans Light'" style:font-adornments="Extra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7.9cm"/>
    </style:style>
    <style:style style:name="gr3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6.1cm"/>
    </style:style>
    <style:style style:name="gr4" style:family="graphic" style:parent-style-name="standard">
      <style:graphic-properties draw:fill="solid" draw:fill-color="#9999ff" draw:textarea-horizontal-align="justify" draw:textarea-vertical-align="top" draw:auto-grow-height="false" fo:min-height="5.583cm" fo:min-width="5.7cm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 fo:min-height="0.528cm" fo:min-width="2.301cm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 fo:min-height="1.304cm" fo:min-width="2.7cm"/>
    </style:style>
    <style:style style:name="gr7" style:family="graphic" style:parent-style-name="standard">
      <style:graphic-properties draw:fill="solid" draw:fill-color="#003333" draw:textarea-horizontal-align="justify" draw:textarea-vertical-align="middle" draw:auto-grow-height="false" fo:min-height="2.906cm" fo:min-width="3.061cm"/>
    </style:style>
    <style:style style:name="gr8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239cm" fo:wrap-option="wrap"/>
    </style:style>
    <style:style style:name="gr9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412cm" fo:wrap-option="wrap"/>
    </style:style>
    <style:style style:name="gr10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061cm" fo:wrap-option="wrap"/>
    </style:style>
    <style:style style:name="gr11" style:family="graphic" style:parent-style-name="standard">
      <style:graphic-properties draw:fill="solid" draw:fill-color="#003333" draw:textarea-horizontal-align="justify" draw:textarea-vertical-align="middle" draw:auto-grow-height="false" fo:min-height="0.52cm" fo:min-width="1.059cm"/>
    </style:style>
    <style:style style:name="gr12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1.656cm"/>
    </style:style>
    <style:style style:name="gr13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21cm"/>
    </style:style>
    <style:style style:name="gr14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8" style:family="graphic" style:parent-style-name="objectwithoutfill">
      <style:graphic-properties draw:stroke="solid" draw:marker-end="Arrow" draw:marker-end-width="0.3cm" draw:fill="none" draw:fill-color="#729fcf"/>
    </style:style>
    <style:style style:name="gr19" style:family="graphic" style:parent-style-name="standard">
      <style:graphic-properties draw:fill="solid" draw:fill-color="#003333" draw:opacity="20%" draw:textarea-horizontal-align="justify" draw:textarea-vertical-align="top" draw:auto-grow-height="false" fo:min-height="2.657cm" fo:min-width="17.269cm" fo:wrap-option="wrap"/>
    </style:style>
    <style:style style:name="gr20" style:family="graphic" style:parent-style-name="standard">
      <style:graphic-properties draw:fill="solid" draw:fill-color="#003333" draw:textarea-horizontal-align="justify" draw:textarea-vertical-align="middle" draw:auto-grow-height="false" fo:min-height="0.476cm" fo:min-width="2.341cm" fo:wrap-option="wrap"/>
    </style:style>
    <style:style style:name="gr21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55cm"/>
    </style:style>
    <style:style style:name="gr22" style:family="graphic" style:parent-style-name="standard">
      <style:graphic-properties draw:fill="solid" draw:fill-color="#003333" draw:textarea-horizontal-align="justify" draw:textarea-vertical-align="middle" draw:auto-grow-height="false" fo:min-height="0.477cm" fo:min-width="2.341cm" fo:wrap-option="wrap"/>
    </style:style>
    <style:style style:name="gr23" style:family="graphic" style:parent-style-name="standard">
      <style:graphic-properties draw:fill="solid" draw:fill-color="#801900" draw:textarea-horizontal-align="justify" draw:textarea-vertical-align="middle" draw:auto-grow-height="false" fo:min-height="0.142cm" fo:min-width="1.154cm"/>
    </style:style>
    <style:style style:name="gr24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928cm"/>
    </style:style>
    <style:style style:name="gr25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55cm"/>
    </style:style>
    <style:style style:name="gr26" style:family="graphic" style:parent-style-name="standard">
      <style:graphic-properties draw:fill="solid" draw:fill-color="#801900" draw:textarea-horizontal-align="justify" draw:textarea-vertical-align="middle" draw:auto-grow-height="false" fo:min-height="0.141cm" fo:min-width="1.154cm"/>
    </style:style>
    <style:style style:name="gr27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928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981cm" fo:min-width="0.53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0" style:family="graphic" style:parent-style-name="standard">
      <style:graphic-properties draw:fill="solid" draw:fill-color="#003333" draw:textarea-horizontal-align="justify" draw:textarea-vertical-align="middle" draw:auto-grow-height="false" fo:min-height="1.85cm" fo:min-width="8.88cm" fo:wrap-option="wrap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0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305cm"/>
    </style:style>
    <style:style style:name="pr1" style:family="presentation" style:parent-style-name="file_3a__2f__2f__2f_home_2f_sb17498_2f_.config_2f_libreoffice_2f_4_2f_user_2f_template_2f_MetropolisTemplate.otp3-title">
      <style:graphic-properties fo:min-height="4.3cm"/>
    </style:style>
    <style:style style:name="pr2" style:family="presentation" style:parent-style-name="file_3a__2f__2f__2f_home_2f_sb17498_2f_.config_2f_libreoffice_2f_4_2f_user_2f_template_2f_MetropolisTemplate.otp3-notes">
      <style:graphic-properties draw:fill-color="#ffffff" draw:auto-grow-height="true" fo:min-height="13.364cm"/>
    </style:style>
    <style:style style:name="pr3" style:family="presentation" style:parent-style-name="file_3a__2f__2f__2f_home_2f_sb17498_2f_.config_2f_libreoffice_2f_4_2f_user_2f_template_2f_MetropolisTemplate.otp4-title">
      <style:graphic-properties fo:min-height="4.3cm"/>
    </style:style>
    <style:style style:name="pr4" style:family="presentation" style:parent-style-name="file_3a__2f__2f__2f_home_2f_sb17498_2f_.config_2f_libreoffice_2f_4_2f_user_2f_template_2f_MetropolisTemplate.otp4-notes">
      <style:graphic-properties draw:fill-color="#ffffff" fo:min-height="13.364cm"/>
    </style:style>
    <style:style style:name="pr5" style:family="presentation" style:parent-style-name="file_3a__2f__2f__2f_home_2f_sb17498_2f_.config_2f_libreoffice_2f_4_2f_user_2f_template_2f_MetropolisTemplate.otp1-title">
      <style:graphic-properties draw:auto-grow-height="true" fo:min-height="3.506cm"/>
    </style:style>
    <style:style style:name="pr6" style:family="presentation" style:parent-style-name="file_3a__2f__2f__2f_home_2f_sb17498_2f_.config_2f_libreoffice_2f_4_2f_user_2f_template_2f_MetropolisTemplate.otp1-notes">
      <style:graphic-properties draw:fill-color="#ffffff" draw:auto-grow-height="true" fo:min-height="13.364cm"/>
    </style:style>
    <style:style style:name="pr7" style:family="presentation" style:parent-style-name="file_3a__2f__2f__2f_home_2f_sb17498_2f_.config_2f_libreoffice_2f_4_2f_user_2f_template_2f_MetropolisTemplate.otp5-title">
      <style:graphic-properties draw:auto-grow-height="true" fo:min-height="3.506cm"/>
    </style:style>
    <style:style style:name="pr8" style:family="presentation" style:parent-style-name="file_3a__2f__2f__2f_home_2f_sb17498_2f_.config_2f_libreoffice_2f_4_2f_user_2f_template_2f_MetropolisTemplate.otp5-notes">
      <style:graphic-properties draw:fill-color="#ffffff" draw:auto-grow-height="true" fo:min-height="13.364cm"/>
    </style:style>
    <style:style style:name="pr9" style:family="presentation" style:parent-style-name="file_3a__2f__2f__2f_home_2f_sb17498_2f_.config_2f_libreoffice_2f_4_2f_user_2f_template_2f_MetropolisTemplate.otp-title">
      <style:graphic-properties draw:auto-grow-height="true" fo:min-height="2.563cm"/>
    </style:style>
    <style:style style:name="pr10" style:family="presentation" style:parent-style-name="file_3a__2f__2f__2f_home_2f_sb17498_2f_.config_2f_libreoffice_2f_4_2f_user_2f_template_2f_MetropolisTemplate.otp-notes">
      <style:graphic-properties draw:fill-color="#ffffff" draw:auto-grow-height="true" fo:min-height="13.364cm"/>
    </style:style>
    <style:style style:name="pr11" style:family="presentation" style:parent-style-name="file_3a__2f__2f__2f_home_2f_sb17498_2f_.config_2f_libreoffice_2f_4_2f_user_2f_template_2f_MetropolisTemplate.otp-title">
      <style:graphic-properties fo:min-height="2.544cm"/>
    </style:style>
    <style:style style:name="pr12" style:family="presentation" style:parent-style-name="file_3a__2f__2f__2f_home_2f_sb17498_2f_.config_2f_libreoffice_2f_4_2f_user_2f_template_2f_MetropolisTemplate.otp-outline1">
      <style:graphic-properties draw:fit-to-size="false" fo:min-height="11.929cm"/>
    </style:style>
    <style:style style:name="pr13" style:family="presentation" style:parent-style-name="file_3a__2f__2f__2f_home_2f_sb17498_2f_.config_2f_libreoffice_2f_4_2f_user_2f_template_2f_MetropolisTemplate.otp2-title">
      <style:graphic-properties draw:auto-grow-height="true" fo:min-height="3.506cm"/>
    </style:style>
    <style:style style:name="pr14" style:family="presentation" style:parent-style-name="file_3a__2f__2f__2f_home_2f_sb17498_2f_.config_2f_libreoffice_2f_4_2f_user_2f_template_2f_MetropolisTemplate.otp2-notes">
      <style:graphic-properties draw:fill-color="#ffffff" draw:auto-grow-height="true" fo:min-height="13.364cm"/>
    </style:style>
    <style:style style:name="pr15" style:family="presentation" style:parent-style-name="file_3a__2f__2f__2f_home_2f_sb17498_2f_.config_2f_libreoffice_2f_4_2f_user_2f_template_2f_MetropolisTemplate.otp-title">
      <style:graphic-properties fo:min-height="2.6cm"/>
    </style:style>
    <style:style style:name="P1" style:family="paragraph">
      <style:text-properties style:font-name="Fira Sans4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99ff" draw:opacity="50%"/>
      <style:paragraph-properties fo:text-align="center"/>
      <style:text-properties fo:font-size="22pt"/>
    </style:style>
    <style:style style:name="P7" style:family="paragraph">
      <loext:graphic-properties draw:fill="solid" draw:fill-color="#9999ff"/>
      <style:paragraph-properties fo:text-align="center"/>
      <style:text-properties fo:font-size="22pt"/>
    </style:style>
    <style:style style:name="P8" style:family="paragraph">
      <loext:graphic-properties draw:fill="solid" draw:fill-color="#9999ff"/>
      <style:paragraph-properties fo:text-align="cente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solid" draw:fill-color="#003333"/>
      <style:paragraph-properties fo:text-align="center"/>
      <style:text-properties fo:color="#ffffff" fo:font-size="18pt" style:font-size-asian="18pt" style:font-size-complex="18pt"/>
    </style:style>
    <style:style style:name="P11" style:family="paragraph">
      <loext:graphic-properties draw:fill="solid" draw:fill-color="#003333"/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solid" draw:fill-color="#003333"/>
      <style:paragraph-properties fo:text-align="center"/>
      <style:text-properties fo:color="#ffff66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solid" draw:fill-color="#003333"/>
      <style:paragraph-properties fo:margin-left="0cm" fo:margin-right="0cm" fo:text-align="center" fo:text-indent="0cm"/>
      <style:text-properties fo:color="#ffff66" style:font-name="Fira Sans6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003333"/>
      <style:paragraph-properties fo:text-align="center"/>
      <style:text-properties fo:color="#ffff66" fo:font-size="14pt" fo:font-weight="bold" style:font-size-asian="14pt" style:font-size-complex="14pt"/>
    </style:style>
    <style:style style:name="P16" style:family="paragraph">
      <loext:graphic-properties draw:fill="none" draw:fill-color="#ffffff"/>
      <style:paragraph-properties fo:text-align="center"/>
      <style:text-properties style:font-name="Fira Sans Light4" fo:font-size="22pt" fo:font-style="normal" fo:font-weight="normal"/>
    </style:style>
    <style:style style:name="P17" style:family="paragraph">
      <loext:graphic-properties draw:fill="none" draw:fill-color="#729fcf"/>
    </style:style>
    <style:style style:name="P18" style:family="paragraph">
      <loext:graphic-properties draw:fill="solid" draw:fill-color="#003333" draw:opacity="20%"/>
      <style:paragraph-properties fo:text-align="center"/>
      <style:text-properties fo:color="#ff6600" style:font-name="Fira Sans Light4" fo:font-size="16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003333"/>
      <style:paragraph-properties fo:text-align="center"/>
      <style:text-properties fo:color="#ffffff" style:font-name="Fira Sans Light4" fo:font-size="14pt" style:font-size-asian="14pt" style:font-size-complex="14pt"/>
    </style:style>
    <style:style style:name="P20" style:family="paragraph">
      <loext:graphic-properties draw:fill="solid" draw:fill-color="#729fcf"/>
      <style:paragraph-properties fo:text-align="center"/>
      <style:text-properties style:font-name="Fira Sans Light4" fo:font-size="16pt"/>
    </style:style>
    <style:style style:name="P21" style:family="paragraph">
      <loext:graphic-properties draw:fill="solid" draw:fill-color="#801900"/>
      <style:paragraph-properties fo:text-align="center"/>
      <style:text-properties style:font-name="Fira Sans Light4" fo:font-size="16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35pt" fo:font-weight="bold" style:font-size-asian="35pt" style:font-weight-asian="bold" style:font-size-complex="35pt" style:font-weight-complex="bold"/>
    </style:style>
    <style:style style:name="P24" style:family="paragraph">
      <loext:graphic-properties draw:fill="none" draw:fill-color="#ffffff"/>
      <style:text-properties style:font-name="Fira Sans Light4" fo:font-size="16pt" fo:font-style="italic" style:font-size-asian="16pt" style:font-style-asian="italic" style:font-size-complex="16pt" style:font-style-complex="italic"/>
    </style:style>
    <style:style style:name="P25" style:family="paragraph">
      <loext:graphic-properties draw:fill="solid" draw:fill-color="#003333"/>
      <style:paragraph-properties fo:text-align="center"/>
      <style:text-properties fo:color="#ffffff" style:font-name="Fira Sans Light4" fo:font-size="18pt" style:font-size-asian="18pt" style:font-size-complex="18pt"/>
    </style:style>
    <style:style style:name="P26" style:family="paragraph">
      <loext:graphic-properties draw:fill="none" draw:fill-color="#ffffff"/>
      <style:text-properties fo:color="#669900" style:font-name="Fira Sans Light4" fo:font-size="16pt" fo:font-weight="bold" style:font-size-asian="16pt" style:font-weight-asian="bold" style:font-size-complex="16pt" style:font-weight-complex="bold"/>
    </style:style>
    <style:style style:name="P27" style:family="paragraph">
      <style:paragraph-properties fo:margin-left="0cm" fo:margin-right="0cm" fo:text-indent="0cm"/>
    </style:style>
    <style:style style:name="P28" style:family="paragraph">
      <loext:graphic-properties draw:fill="none" draw:fill-color="#ffffff"/>
      <style:paragraph-properties fo:margin-left="0cm" fo:margin-right="0cm" fo:text-indent="0cm"/>
      <style:text-properties fo:color="#669900" style:font-name="Fira Sans Light4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style:style style:name="T1" style:family="text">
      <style:text-properties style:font-name="Fira Sans4" fo:font-weight="normal" style:font-weight-asian="normal" style:font-weight-complex="normal"/>
    </style:style>
    <style:style style:name="T2" style:family="text">
      <style:text-properties style:font-name="Fira Sans4" fo:font-weight="bold" style:font-weight-asian="bold" style:font-weight-complex="bold"/>
    </style:style>
    <style:style style:name="T3" style:family="text">
      <style:text-properties style:font-name="Fira Sans Light4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4" style:family="text">
      <style:text-properties fo:font-size="22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66" fo:font-size="14pt" fo:font-weight="bold" style:font-size-asian="14pt" style:font-size-complex="14pt"/>
    </style:style>
    <style:style style:name="T8" style:family="text">
      <style:text-properties fo:color="#ffff66" style:font-name="Fira Sans6" fo:font-size="14pt" fo:font-weight="bold" style:letter-kerning="true" style:font-name-asian="WenQuanYi Zen Hei" style:font-size-asian="14pt" style:font-weight-asian="bold" style:font-name-complex="FreeSans2" style:font-size-complex="14pt" style:font-weight-complex="bold"/>
    </style:style>
    <style:style style:name="T9" style:family="text">
      <style:text-properties fo:color="#ff6600" style:font-name="Fira Sans Light4" fo:font-size="18pt" fo:font-style="normal" fo:font-weight="bold" style:font-size-asian="18pt" style:font-weight-asian="bold" style:font-size-complex="18pt" style:font-weight-complex="bold"/>
    </style:style>
    <style:style style:name="T10" style:family="text">
      <style:text-properties fo:color="#003333" style:font-name="Fira Sans Light4" fo:font-size="18pt" fo:font-style="normal" fo:font-weight="normal" style:font-size-asian="18pt" style:font-size-complex="18pt"/>
    </style:style>
    <style:style style:name="T11" style:family="text">
      <style:text-properties fo:color="#003333" style:font-name="Fira Sans Light4" fo:font-size="18pt" fo:font-style="normal" fo:font-weight="bold" style:font-size-asian="18pt" style:font-weight-asian="bold" style:font-size-complex="18pt" style:font-weight-complex="bold"/>
    </style:style>
    <style:style style:name="T12" style:family="text">
      <style:text-properties fo:color="#003333" style:font-name="Fira Sans Light4" fo:font-size="18pt" fo:font-style="normal" fo:font-weight="normal" style:font-size-asian="18pt" style:font-weight-asian="bold" style:font-size-complex="18pt" style:font-weight-complex="bold"/>
    </style:style>
    <style:style style:name="T13" style:family="text">
      <style:text-properties style:font-name="Fira Sans Light4" fo:font-size="18pt" fo:font-style="normal" fo:font-weight="normal" style:font-size-asian="18pt" style:font-size-complex="18pt"/>
    </style:style>
    <style:style style:name="T14" style:family="text">
      <style:text-properties fo:color="#000000" style:font-name="Fira Sans Light4" fo:font-size="18pt" fo:font-style="normal" fo:font-weight="normal" style:font-size-asian="18pt" style:font-size-complex="18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6600"/>
    </style:style>
    <style:style style:name="T18" style:family="text">
      <style:text-properties fo:color="#ff333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3333"/>
    </style:style>
    <style:style style:name="T21" style:family="text">
      <style:text-properties fo:color="#ff6600" fo:font-style="italic" style:font-style-asian="italic" style:font-style-complex="italic"/>
    </style:style>
    <style:style style:name="T22" style:family="text">
      <style:text-properties fo:color="#ff6600" style:font-name="Fira Sans Light4" fo:font-size="16pt" fo:font-weight="bold" style:font-size-asian="18pt" style:font-weight-asian="bold" style:font-size-complex="18pt" style:font-weight-complex="bold"/>
    </style:style>
    <style:style style:name="T23" style:family="text">
      <style:text-properties fo:color="#ffffff" style:font-name="Fira Sans Light4" fo:font-size="14pt" style:font-size-asian="14pt" style:font-size-complex="14pt"/>
    </style:style>
    <style:style style:name="T24" style:family="text">
      <style:text-properties style:font-name="Fira Sans Light4" fo:font-size="16pt"/>
    </style:style>
    <style:style style:name="T25" style:family="text">
      <style:text-properties fo:font-size="35pt" fo:font-weight="bold" style:font-size-asian="35pt" style:font-weight-asian="bold" style:font-size-complex="35pt" style:font-weight-complex="bold"/>
    </style:style>
    <style:style style:name="T26" style:family="text">
      <style:text-properties style:font-name="Fira Sans Light4"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ffffff" style:font-name="Fira Sans Light4" fo:font-size="18pt" style:font-size-asian="18pt" style:font-size-complex="18pt"/>
    </style:style>
    <style:style style:name="T28" style:family="text">
      <style:text-properties fo:color="#669900" style:font-name="Fira Sans Light4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669900" style:font-name="Fira Sans Light4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PU Pixel Tracks at HLT: doublet generation</presentation:footer-decl>
      <presentation:date-time-decl presentation:name="dtd1" presentation:source="fixed">06 december 2016</presentation:date-time-decl>
      <draw:page draw:name="page1" draw:style-name="dp1" draw:master-page-name="file_3a__2f__2f__2f_home_2f_sb17498_2f_.config_2f_libreoffice_2f_4_2f_user_2f_template_2f_MetropolisTemplate.otp3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3cm" svg:x="1.8cm" svg:y="4.6cm" presentation:class="title" presentation:user-transformed="true">
          <draw:text-box>
            <text:p><text:span text:style-name="T1">GPU Pixel Tracks at HLT: doublet generation</text:span><text:span text:style-name="T2"><text:line-break/></text:span><text:span text:style-name="T3">Status and pla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ile_3a__2f__2f__2f_home_2f_sb17498_2f_.config_2f_libreoffice_2f_4_2f_user_2f_template_2f_MetropolisTemplate.otp4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4.3cm" svg:x="1.8cm" svg:y="4.6cm" presentation:class="title" presentation:user-transformed="true">
          <draw:text-box>
            <text:p><text:span text:style-name="T1">GPU Pixel Tracks at HLT: doublet generation</text:span><text:span text:style-name="T2"><text:line-break/></text:span><text:span text:style-name="T3">Status and pla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home_2f_sb17498_2f_.config_2f_libreoffice_2f_4_2f_user_2f_template_2f_MetropolisTemplate.otp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7.6cm" svg:height="3.506cm" svg:x="5.2cm" svg:y="6.637cm" presentation:class="title">
          <draw:text-box>
            <text:p>Section sli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home_2f_sb17498_2f_.config_2f_libreoffice_2f_4_2f_user_2f_template_2f_MetropolisTemplate.otp5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7.6cm" svg:height="3.506cm" svg:x="5.2cm" svg:y="6.637cm" presentation:class="title">
          <draw:text-box>
            <text:p>Section sli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home_2f_sb17498_2f_.config_2f_libreoffice_2f_4_2f_user_2f_template_2f_MetropolisTemplate.otp" presentation:presentation-page-layout-name="AL2T0" presentation:use-footer-name="ftr1" presentation:use-date-time-name="dtd1">
        <office:forms form:automatic-focus="false" form:apply-design-mode="false"/>
        <draw:custom-shape draw:style-name="gr2" draw:text-style-name="P6" xml:id="id14" draw:id="id14" draw:layer="layout" svg:width="8.4cm" svg:height="5.833cm" svg:x="17.4cm" svg:y="4.3cm">
          <text:p text:style-name="P5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15" draw:id="id15" draw:layer="layout" svg:width="6.6cm" svg:height="5.833cm" svg:x="5cm" svg:y="4.3cm">
          <text:p text:style-name="P5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3" draw:id="id13" draw:layer="layout" svg:width="6.2cm" svg:height="5.833cm" svg:x="11.4cm" svg:y="4.3cm">
          <text:p text:style-name="P5"><text:span text:style-name="T4">GPU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6" draw:id="id16" draw:layer="layout" svg:width="3.2cm" svg:height="1.556cm" svg:x="9cm" svg:y="10.3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xml:id="id17" draw:id="id17" draw:layer="layout" svg:width="3.2cm" svg:height="1.554cm" svg:x="16.801cm" svg:y="10.34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" draw:text-style-name="P9" draw:layer="layout" svg:width="22.5cm" svg:height="2.563cm" svg:x="0cm" svg:y="0cm" presentation:class="title">
          <draw:text-box>
            <text:p>Track generation</text:p>
          </draw:text-box>
        </draw:frame>
        <draw:custom-shape draw:style-name="gr7" draw:text-style-name="P10" draw:layer="layout" svg:width="3.561cm" svg:height="3.156cm" svg:x="0.9cm" svg:y="5.744cm">
          <text:p text:style-name="P5"><text:span text:style-name="T5">Pixel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xml:id="id2" draw:id="id2" draw:layer="layout" svg:width="3.739cm" svg:height="3.16cm" svg:x="6.409cm" svg:y="5.74cm">
          <text:p text:style-name="P5"><text:span text:style-name="T6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4" draw:id="id4" draw:layer="layout" svg:width="3.912cm" svg:height="3.16cm" svg:x="12.8cm" svg:y="5.704cm">
          <text:p text:style-name="P5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6" draw:id="id6" draw:layer="layout" svg:width="3.561cm" svg:height="3.16cm" svg:x="20.139cm" svg:y="5.704cm">
          <text:p text:style-name="P5"><text:span text:style-name="T5">Track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781cm" svg:height="1.538cm" svg:x="4.539cm" svg:y="6.532cm">
          <text:p text:style-name="P5"><text:span text:style-name="T7">Hi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xml:id="id7" draw:id="id7" draw:layer="layout" svg:width="2.463cm" svg:height="1.536cm" svg:x="10.237cm" svg:y="6.534cm">
          <text:p text:style-name="P13"><text:span text:style-name="T8">Cell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xml:id="id9" draw:id="id9" draw:layer="layout" svg:width="3.338cm" svg:height="1.535cm" svg:x="16.801cm" svg:y="6.535cm">
          <text:p text:style-name="P5"><text:span text:style-name="T7">Quadruple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5" xml:id="id11" draw:id="id11" draw:layer="layout" svg:width="3.399cm" svg:height="1.535cm" svg:x="23.801cm" svg:y="6.535cm">
          <text:p text:style-name="P5"><text:span text:style-name="T7">Track curve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6" xml:id="id1" draw:id="id1" draw:layer="layout" svg:width="9.3cm" svg:height="5cm" svg:x="0.7cm" svg:y="12.2cm">
          <draw:text-box>
            <text:list text:style-name="L1">
              <text:list-header>
                <text:p text:style-name="P5"><text:span text:style-name="T9">Doublet generation:</text:span><text:span text:style-name="T10"> hit pairs are filtered and candidate </text:span><text:span text:style-name="T11">track segments (cells)</text:span><text:span text:style-name="T12"> </text:span><text:span text:style-name="T10">between neighbour pixel layers are produced</text:span></text:p>
              </text:list-header>
            </text:list>
          </draw:text-box>
        </draw:frame>
        <draw:frame draw:style-name="gr16" draw:text-style-name="P16" xml:id="id3" draw:id="id3" draw:layer="layout" svg:width="8.8cm" svg:height="4.847cm" svg:x="10cm" svg:y="12.3cm">
          <draw:text-box>
            <text:list text:style-name="L1">
              <text:list-header>
                <text:p text:style-name="P5"><text:span text:style-name="T13">The found hit doublets feed the </text:span><text:span text:style-name="T9">Cellular Automaton</text:span><text:span text:style-name="T14"> </text:span><text:span text:style-name="T10">which combines them to create </text:span><text:span text:style-name="T12">hit quadruplets</text:span><text:span text:style-name="T10"> consistent with a track</text:span></text:p>
              </text:list-header>
            </text:list>
          </draw:text-box>
        </draw:frame>
        <draw:frame draw:style-name="gr17" draw:text-style-name="P16" xml:id="id5" draw:id="id5" draw:layer="layout" svg:width="7.8cm" svg:height="2.8cm" svg:x="19.4cm" svg:y="12.6cm">
          <draw:text-box>
            <text:list text:style-name="L1">
              <text:list-header>
                <text:p text:style-name="P5"><text:span text:style-name="T10">The quadruplets are </text:span><text:span text:style-name="T9">fitted</text:span><text:span text:style-name="T11"> </text:span><text:span text:style-name="T10">to obtain a continuous </text:span><text:span text:style-name="T12">track curve</text:span></text:p>
              </text:list-header>
            </text:list>
          </draw:text-box>
        </draw:frame>
        <draw:connector draw:style-name="gr18" draw:text-style-name="P17" xml:id="id8" draw:id="id8" draw:layer="layout" draw:type="line" svg:x1="5.35cm" svg:y1="12.2cm" svg:x2="8.278cm" svg:y2="8.9cm" draw:start-shape="id1" draw:start-glue-point="0" draw:end-shape="id2" draw:end-glue-point="2" svg:d="M5350 12200l2928-3300" svg:viewBox="0 0 2929 3301">
          <text:p/>
        </draw:connector>
        <draw:connector draw:style-name="gr18" draw:text-style-name="P17" xml:id="id10" draw:id="id10" draw:layer="layout" draw:type="line" svg:x1="14.4cm" svg:y1="12.3cm" svg:x2="14.756cm" svg:y2="8.864cm" draw:start-shape="id3" draw:end-shape="id4" svg:d="M14400 12300l356-3436" svg:viewBox="0 0 357 3437">
          <text:p/>
        </draw:connector>
        <draw:connector draw:style-name="gr18" draw:text-style-name="P17" xml:id="id12" draw:id="id12" draw:layer="layout" draw:type="line" svg:x1="23.3cm" svg:y1="12.6cm" svg:x2="21.919cm" svg:y2="8.864cm" draw:start-shape="id5" draw:start-glue-point="0" draw:end-shape="id6" draw:end-glue-point="2" svg:d="M23300 12600l-1381-3736" svg:viewBox="0 0 1382 373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11" draw:layer="layout" svg:width="22.6cm" svg:height="2.544cm" svg:x="0cm" svg:y="0cm" presentation:class="title" presentation:user-transformed="true">
          <draw:text-box>
            <text:p>Future plans<text:line-break/><text:span text:style-name="T15">January</text:span></text:p>
          </draw:text-box>
        </draw:frame>
        <draw:frame presentation:style-name="pr12" draw:layer="layout" svg:width="25.199cm" svg:height="15.586cm" svg:x="1.4cm" svg:y="3.614cm" presentation:class="outline" presentation:user-transformed="true">
          <draw:text-box>
            <text:list text:style-name="L2">
              <text:list-item>
                <text:p>Once that existing algorithms have been ported to GPU, we will work on improving the existing code</text:p>
              </text:list-item>
              <text:list-item>
                <text:p>First <text:span text:style-name="T16">priority</text:span>: <text:span text:style-name="T17">filtering of hits on the inner layer</text:span></text:p>
                <text:list>
                  <text:list-item>
                    <text:p><text:span text:style-name="T18">⚠ </text:span><text:span text:style-name="T18">r and z filtering is performed by checking every hit that has passed the φ selection ⚠</text:span></text:p>
                    <text:list>
                      <text:list-item>
                        <text:p><text:span text:style-name="T18">Poor performance with high hit density</text:span></text:p>
                      </text:list-item>
                    </text:list>
                  </text:list-item>
                </text:list>
              </text:list-item>
              <text:list-item>
                <text:p>Two solutions have been suggested so far:</text:p>
              </text:list-item>
            </text:list>
            <text:list text:style-name="L3">
              <text:list-item>
                <text:list>
                  <text:list-item>
                    <text:p><text:span text:style-name="T16">Splitting </text:span><text:span text:style-name="T19">the check between </text:span>multiple thread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-uses the existing code</text:p>
                      </text:list-item>
                      <text:list-item>
                        <text:p>Can be implemented easily in short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6">Pre-sorting</text:span> <text:span text:style-name="T20">the hits in the r-z space using a </text:span><text:span text:style-name="T21">k-d tree</text:span><text:span text:style-name="T20"> has been propo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0">Trade-off in performance will be investigated</text:span></text:p>
                      </text:list-item>
                      <text:list-item>
                        <text:p><text:span text:style-name="T20">Might be vital in high pile-up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home_2f_sb17498_2f_.config_2f_libreoffice_2f_4_2f_user_2f_template_2f_MetropolisTemplate.otp2" presentation:presentation-page-layout-name="AL2T0" presentation:use-footer-name="ftr1" presentation:use-date-time-name="dtd1">
        <office:forms form:automatic-focus="false" form:apply-design-mode="false"/>
        <draw:frame presentation:style-name="pr13" draw:layer="layout" svg:width="25.199cm" svg:height="3.506cm" svg:x="1.4cm" svg:y="8.747cm" presentation:class="title" presentation:user-transformed="true">
          <draw:text-box>
            <text:p>Backu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home_2f_sb17498_2f_.config_2f_libreoffice_2f_4_2f_user_2f_template_2f_MetropolisTemplate.otp" presentation:presentation-page-layout-name="AL1T1" presentation:use-footer-name="ftr1" presentation:use-date-time-name="dtd1">
        <office:forms form:automatic-focus="false" form:apply-design-mode="false"/>
        <draw:frame presentation:style-name="pr15" draw:layer="layout" svg:width="22.6cm" svg:height="2.6cm" svg:x="0cm" svg:y="-0.056cm" presentation:class="title" presentation:user-transformed="true">
          <draw:text-box>
            <text:p>Doublet generation<text:line-break/><text:span text:style-name="T15">Multithreaded implementation</text:span></text:p>
          </draw:text-box>
        </draw:frame>
        <draw:frame presentation:style-name="pr12" draw:layer="layout" svg:width="25.199cm" svg:height="4.586cm" svg:x="1.4cm" svg:y="3.214cm" presentation:class="outline" presentation:user-transformed="true">
          <draw:text-box>
            <text:list text:style-name="L2">
              <text:list-item>
                <text:p>Each thread considers an outer hit in a layer pair:</text:p>
                <text:list>
                  <text:list-item>
                    <text:p>It detemines the φ, r and z range of the compatible hits in the inner layer</text:p>
                  </text:list-item>
                  <text:list-item>
                    <text:p>It filters the inner hits and creates doublets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19" draw:text-style-name="P18" draw:layer="layout" svg:width="17.769cm" svg:height="2.907cm" svg:x="3.905cm" svg:y="8.3cm">
          <text:p text:style-name="P5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3.24cm" svg:height="2.404cm" svg:x="0.502cm" svg:y="8.58cm">
          <text:p text:style-name="P5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0" draw:layer="layout" svg:width="6.05cm" svg:height="1.452cm" svg:x="4.755cm" svg:y="9.128cm">
          <text:p text:style-name="P5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3.24cm" svg:height="2.403cm" svg:x="21.959cm" svg:y="8.581cm">
          <text:p text:style-name="P5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1" draw:layer="layout" svg:width="1.89cm" svg:height="0.783cm" svg:x="11.561cm" svg:y="9.4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0" draw:layer="layout" svg:width="6.428cm" svg:height="1.452cm" svg:x="14.207cm" svg:y="9.128cm">
          <text:p text:style-name="P5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7.769cm" svg:height="2.907cm" svg:x="3.906cm" svg:y="11.508cm">
          <text:p text:style-name="P5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3.24cm" svg:height="2.403cm" svg:x="0.503cm" svg:y="11.788cm">
          <text:p text:style-name="P5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0" draw:layer="layout" svg:width="6.05cm" svg:height="1.453cm" svg:x="4.756cm" svg:y="12.335cm">
          <text:p text:style-name="P5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3.24cm" svg:height="2.402cm" svg:x="21.96cm" svg:y="11.789cm">
          <text:p text:style-name="P5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1" draw:layer="layout" svg:width="1.89cm" svg:height="0.781cm" svg:x="11.562cm" svg:y="12.6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0" draw:layer="layout" svg:width="6.428cm" svg:height="1.453cm" svg:x="14.208cm" svg:y="12.335cm">
          <text:p text:style-name="P5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8" draw:layer="layout" svg:width="17.769cm" svg:height="2.907cm" svg:x="3.906cm" svg:y="14.716cm">
          <text:p text:style-name="P5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3.24cm" svg:height="2.403cm" svg:x="0.503cm" svg:y="14.996cm">
          <text:p text:style-name="P5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0" draw:layer="layout" svg:width="6.05cm" svg:height="1.452cm" svg:x="4.756cm" svg:y="15.543cm">
          <text:p text:style-name="P5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3.24cm" svg:height="2.402cm" svg:x="21.96cm" svg:y="14.997cm">
          <text:p text:style-name="P5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1" draw:layer="layout" svg:width="1.89cm" svg:height="0.783cm" svg:x="11.562cm" svg:y="15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0" draw:layer="layout" svg:width="6.428cm" svg:height="1.452cm" svg:x="14.208cm" svg:y="15.543cm">
          <text:p text:style-name="P5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3" draw:layer="layout" svg:width="4.6cm" svg:height="3.231cm" svg:x="10.2cm" svg:y="16.255cm">
          <draw:text-box>
            <text:p text:style-name="P22"><text:span text:style-name="T25">...</text:span></text:p>
          </draw:text-box>
        </draw:frame>
        <draw:frame draw:style-name="gr29" draw:text-style-name="P24" draw:layer="layout" svg:width="3.214cm" svg:height="1cm" svg:x="3.886cm" svg:y="10.4cm">
          <draw:text-box>
            <text:p><text:span text:style-name="T26">Outer hit 1</text:span></text:p>
          </draw:text-box>
        </draw:frame>
        <draw:frame draw:style-name="gr29" draw:text-style-name="P24" draw:layer="layout" svg:width="3.214cm" svg:height="1cm" svg:x="3.986cm" svg:y="13.6cm">
          <draw:text-box>
            <text:p><text:span text:style-name="T26">Outer hit 2</text:span></text:p>
          </draw:text-box>
        </draw:frame>
        <draw:frame draw:style-name="gr29" draw:text-style-name="P24" draw:layer="layout" svg:width="3.214cm" svg:height="1cm" svg:x="4.086cm" svg:y="16.8cm">
          <draw:text-box>
            <text:p><text:span text:style-name="T26">Outer hit 3</text:span></text:p>
          </draw:text-box>
        </draw:frame>
        <draw:custom-shape draw:style-name="gr30" draw:text-style-name="P25" draw:layer="layout" svg:width="9.38cm" svg:height="2.1cm" draw:transform="rotate (-1.5707963267949) translate (27.5cm 8.22cm)">
          <text:p text:style-name="P5"><text:span text:style-name="T27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6" draw:layer="layout" svg:width="3.214cm" svg:height="1cm" svg:x="5.086cm" svg:y="8.2cm">
          <draw:text-box>
            <text:p><text:span text:style-name="T28">Thread 1</text:span></text:p>
          </draw:text-box>
        </draw:frame>
        <draw:frame draw:style-name="gr31" draw:text-style-name="P28" draw:layer="layout" svg:width="3.214cm" svg:height="1.555cm" svg:x="5.086cm" svg:y="11.223cm">
          <draw:text-box>
            <text:p text:style-name="P27"><text:span text:style-name="T29">Thread 2</text:span></text:p>
          </draw:text-box>
        </draw:frame>
        <draw:frame draw:style-name="gr32" draw:text-style-name="P28" draw:layer="layout" svg:width="3.214cm" svg:height="1.555cm" svg:x="5.086cm" svg:y="14.423cm">
          <draw:text-box>
            <text:p text:style-name="P27"><text:span text:style-name="T29">Thread 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5" svg:font-family="'Fira Sans'" style:font-adornments="Regular" style:font-family-generic="swiss"/>
    <style:font-face style:name="Fira Sans Light4" svg:font-family="'Fira Sans Light'" style:font-family-generic="swiss"/>
    <style:font-face style:name="Fira Sans Light7" svg:font-family="'Fira Sans Light'" style:font-adornments="ExtraLight" style:font-family-generic="swiss"/>
    <style:font-face style:name="Fira Sans Light3" svg:font-family="'Fira Sans Light'" style:font-adornments="Regular" style:font-family-generic="swiss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6" svg:font-family="'Fira Sans'" style:font-adornments="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5" svg:font-family="'Fira Sans Light'" style:font-family-generic="swiss" style:font-pitch="variable"/>
    <style:font-face style:name="Fira Sans Light6" svg:font-family="'Fira Sans Light'" style:font-adornments="Extra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3333" draw:marker-start-width="0.2cm" draw:marker-start-center="false" draw:marker-end-width="0.2cm" draw:marker-end-center="false" svg:stroke-opacity="100%" draw:stroke-linejoin="round" svg:stroke-linecap="butt" draw:fill="solid" draw:fill-color="#00333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3333" style:text-outline="false" style:text-line-through-style="none" style:text-line-through-type="none" style:text-position="0% 100%" style:font-name="Fira Sans Light3" fo:font-family="'Fira Sans Light'" style:font-style-name="Regular" style:font-family-generic="swiss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cm" svg:stroke-color="#003333" draw:marker-start-width="0.2cm" draw:marker-end-width="0.2cm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/>
      <style:text-properties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c__20_2_20_Content_7e_LT_7e_Gliederung_20_1" style:display-name="Title, 2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2_20_Content_7e_LT_7e_Gliederung_20_2" style:display-name="Title, 2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2_20_Content_7e_LT_7e_Gliederung_20_3" style:display-name="Title, 2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2_20_Content_7e_LT_7e_Gliederung_20_4" style:display-name="Title, 2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5" style:display-name="Title, 2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6" style:display-name="Title, 2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7" style:display-name="Title, 2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8" style:display-name="Title, 2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9" style:display-name="Title, 2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Titel" style:display-name="Title, 2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2_20_Content_7e_LT_7e_Notizen" style:display-name="Title, 2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Hintergrundobjekte" style:display-name="Title, 2 Content~LT~Hintergrundobjekte" style:family="graphic">
      <style:paragraph-properties style:text-autospace="none"/>
      <style:text-properties style:letter-kerning="true"/>
    </style:style>
    <style:style style:name="Title_2c__20_2_20_Content_7e_LT_7e_Hintergrund" style:display-name="Title, 2 Content~LT~Hintergrund" style:family="graphic">
      <style:paragraph-properties style:text-autospace="none"/>
      <style:text-properties style:letter-kerning="true"/>
    </style:style>
    <style:style style:name="Title_2c__20_Content_7e_LT_7e_Gliederung_20_1" style:display-name="Title,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Content_7e_LT_7e_Gliederung_20_2" style:display-name="Title,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Content_7e_LT_7e_Gliederung_20_3" style:display-name="Title,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Content_7e_LT_7e_Gliederung_20_4" style:display-name="Title,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5" style:display-name="Title,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6" style:display-name="Title,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7" style:display-name="Title,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8" style:display-name="Title,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9" style:display-name="Title,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Titel" style:display-name="Title,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Content_7e_LT_7e_Notizen" style:display-name="Title,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Hintergrundobjekte" style:display-name="Title, Content~LT~Hintergrundobjekte" style:family="graphic">
      <style:paragraph-properties style:text-autospace="none"/>
      <style:text-properties style:letter-kerning="true"/>
    </style:style>
    <style:style style:name="Title_2c__20_Content_7e_LT_7e_Hintergrund" style:display-name="Title, Content~LT~Hintergrund" style:family="graphic">
      <style:paragraph-properties style:text-autospace="none"/>
      <style:text-properties style:letter-kerning="true"/>
    </style:style>
    <style:style style:name="file_3a__2f__2f__2f_home_2f_sb17498_2f_.config_2f_libreoffice_2f_4_2f_user_2f_template_2f_MetropolisTemplate.otp-background" style:display-name="file:///home/sb17498/.config/libreoffice/4/user/template/MetropolisTemplate.otp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-backgroundobjects" style:display-name="file:///home/sb17498/.config/libreoffice/4/user/template/MetropolisTemplate.ot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-notes" style:display-name="file:///home/sb17498/.config/libreoffice/4/user/template/MetropolisTemplate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1" style:display-name="file:///home/sb17498/.config/libreoffice/4/user/template/MetropolisTemplate.otp-outline1" style:family="presentation">
      <style:graphic-properties draw:stroke="none" draw:fill="none" draw:auto-grow-height="false" draw:fit-to-size="shrink-to-fit">
        <text:list-style style:name="file_3a__2f__2f__2f_home_2f_sb17498_2f_.config_2f_libreoffice_2f_4_2f_user_2f_template_2f_MetropolisTemplate.otp-outline1" style:display-name="file:///home/sb17498/.config/libreoffice/4/user/template/MetropolisTemplate.o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3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outline2" style:display-name="file:///home/sb17498/.config/libreoffice/4/user/template/MetropolisTemplate.otp-outline2" style:family="presentation" style:parent-style-name="file_3a__2f__2f__2f_home_2f_sb17498_2f_.config_2f_libreoffice_2f_4_2f_user_2f_template_2f_MetropolisTemplate.otp-outline1">
      <style:paragraph-properties fo:margin-left="0cm" fo:margin-right="0cm" fo:margin-top="0cm" fo:margin-bottom="0.4cm" fo:text-indent="0cm"/>
      <style:text-properties fo:font-size="20pt" fo:font-weight="normal" style:font-size-asian="21pt" style:font-weight-asian="normal" style:font-size-complex="21pt"/>
    </style:style>
    <style:style style:name="file_3a__2f__2f__2f_home_2f_sb17498_2f_.config_2f_libreoffice_2f_4_2f_user_2f_template_2f_MetropolisTemplate.otp-outline3" style:display-name="file:///home/sb17498/.config/libreoffice/4/user/template/MetropolisTemplate.otp-outline3" style:family="presentation" style:parent-style-name="file_3a__2f__2f__2f_home_2f_sb17498_2f_.config_2f_libreoffice_2f_4_2f_user_2f_template_2f_MetropolisTemplate.otp-outline2">
      <style:paragraph-properties fo:margin-left="0cm" fo:margin-right="0cm" fo:margin-top="0cm" fo:margin-bottom="0.3cm" fo:text-indent="0cm"/>
      <style:text-properties fo:font-size="19pt" style:font-size-asian="19pt" style:font-weight-asian="normal" style:font-size-complex="19pt"/>
    </style:style>
    <style:style style:name="file_3a__2f__2f__2f_home_2f_sb17498_2f_.config_2f_libreoffice_2f_4_2f_user_2f_template_2f_MetropolisTemplate.otp-outline4" style:display-name="file:///home/sb17498/.config/libreoffice/4/user/template/MetropolisTemplate.otp-outline4" style:family="presentation" style:parent-style-name="file_3a__2f__2f__2f_home_2f_sb17498_2f_.config_2f_libreoffice_2f_4_2f_user_2f_template_2f_MetropolisTemplate.otp-outline3">
      <style:paragraph-properties fo:margin-left="0cm" fo:margin-right="0cm" fo:margin-top="0cm" fo:margin-bottom="0.2cm" fo:text-indent="0cm"/>
      <style:text-properties fo:font-size="17pt" style:font-size-asian="17pt" style:font-size-complex="17pt"/>
    </style:style>
    <style:style style:name="file_3a__2f__2f__2f_home_2f_sb17498_2f_.config_2f_libreoffice_2f_4_2f_user_2f_template_2f_MetropolisTemplate.otp-outline5" style:display-name="file:///home/sb17498/.config/libreoffice/4/user/template/MetropolisTemplate.otp-outline5" style:family="presentation" style:parent-style-name="file_3a__2f__2f__2f_home_2f_sb17498_2f_.config_2f_libreoffice_2f_4_2f_user_2f_template_2f_MetropolisTemplate.otp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file_3a__2f__2f__2f_home_2f_sb17498_2f_.config_2f_libreoffice_2f_4_2f_user_2f_template_2f_MetropolisTemplate.otp-outline6" style:display-name="file:///home/sb17498/.config/libreoffice/4/user/template/MetropolisTemplate.otp-outline6" style:family="presentation" style:parent-style-name="file_3a__2f__2f__2f_home_2f_sb17498_2f_.config_2f_libreoffice_2f_4_2f_user_2f_template_2f_MetropolisTemplate.otp-outline5">
      <style:paragraph-properties fo:margin-left="0cm" fo:margin-right="0cm" fo:margin-top="0cm" fo:margin-bottom="0.1cm" fo:text-indent="0cm"/>
      <style:text-properties fo:font-size="15pt" style:font-size-asian="15pt" style:font-size-complex="15pt"/>
    </style:style>
    <style:style style:name="file_3a__2f__2f__2f_home_2f_sb17498_2f_.config_2f_libreoffice_2f_4_2f_user_2f_template_2f_MetropolisTemplate.otp-outline7" style:display-name="file:///home/sb17498/.config/libreoffice/4/user/template/MetropolisTemplate.otp-outline7" style:family="presentation" style:parent-style-name="file_3a__2f__2f__2f_home_2f_sb17498_2f_.config_2f_libreoffice_2f_4_2f_user_2f_template_2f_MetropolisTemplate.otp-outline6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file_3a__2f__2f__2f_home_2f_sb17498_2f_.config_2f_libreoffice_2f_4_2f_user_2f_template_2f_MetropolisTemplate.otp-outline8" style:display-name="file:///home/sb17498/.config/libreoffice/4/user/template/MetropolisTemplate.otp-outline8" style:family="presentation" style:parent-style-name="file_3a__2f__2f__2f_home_2f_sb17498_2f_.config_2f_libreoffice_2f_4_2f_user_2f_template_2f_MetropolisTemplate.otp-outline7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outline9" style:display-name="file:///home/sb17498/.config/libreoffice/4/user/template/MetropolisTemplate.otp-outline9" style:family="presentation" style:parent-style-name="file_3a__2f__2f__2f_home_2f_sb17498_2f_.config_2f_libreoffice_2f_4_2f_user_2f_template_2f_MetropolisTemplate.otp-outline8">
      <style:paragraph-properties fo:margin-left="0cm" fo:margin-right="0cm" fo:margin-top="0cm" fo:margin-bottom="0.1cm" fo:text-indent="0cm"/>
      <style:text-properties fo:font-size="14pt" fo:font-weight="normal"/>
    </style:style>
    <style:style style:name="file_3a__2f__2f__2f_home_2f_sb17498_2f_.config_2f_libreoffice_2f_4_2f_user_2f_template_2f_MetropolisTemplate.otp-subtitle" style:display-name="file:///home/sb17498/.config/libreoffice/4/user/template/MetropolisTemplate.otp-subtitle" style:family="presentation">
      <style:graphic-properties draw:stroke="none" draw:fill="none" draw:fill-image-width="0cm" draw:fill-image-height="0cm" draw:textarea-vertical-align="middle">
        <text:list-style style:name="file_3a__2f__2f__2f_home_2f_sb17498_2f_.config_2f_libreoffice_2f_4_2f_user_2f_template_2f_MetropolisTemplate.otp-subtitle" style:display-name="file:///home/sb17498/.config/libreoffice/4/user/template/MetropolisTemplate.ot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3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-title" style:display-name="file:///home/sb17498/.config/libreoffice/4/user/template/MetropolisTemplate.otp-title" style:family="presentation">
      <style:graphic-properties draw:stroke="none" draw:fill="solid" draw:fill-color="#003333" draw:textarea-vertical-align="middle">
        <text:list-style style:name="file_3a__2f__2f__2f_home_2f_sb17498_2f_.config_2f_libreoffice_2f_4_2f_user_2f_template_2f_MetropolisTemplate.otp-title" style:display-name="file:///home/sb17498/.config/libreoffice/4/user/template/MetropolisTemplate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2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1-background" style:display-name="file:///home/sb17498/.config/libreoffice/4/user/template/MetropolisTemplate.otp1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file_3a__2f__2f__2f_home_2f_sb17498_2f_.config_2f_libreoffice_2f_4_2f_user_2f_template_2f_MetropolisTemplate.otp1-backgroundobjects" style:display-name="file:///home/sb17498/.config/libreoffice/4/user/template/MetropolisTemplate.ot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1-notes" style:display-name="file:///home/sb17498/.config/libreoffice/4/user/template/MetropolisTemplate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1-outline1" style:display-name="file:///home/sb17498/.config/libreoffice/4/user/template/MetropolisTemplate.otp1-outline1" style:family="presentation">
      <style:graphic-properties draw:stroke="none" draw:fill="none" draw:auto-grow-height="false" draw:fit-to-size="shrink-to-fit">
        <text:list-style style:name="file_3a__2f__2f__2f_home_2f_sb17498_2f_.config_2f_libreoffice_2f_4_2f_user_2f_template_2f_MetropolisTemplate.otp1-outline1" style:display-name="file:///home/sb17498/.config/libreoffice/4/user/template/MetropolisTemplate.ot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1-outline2" style:display-name="file:///home/sb17498/.config/libreoffice/4/user/template/MetropolisTemplate.otp1-outline2" style:family="presentation" style:parent-style-name="file_3a__2f__2f__2f_home_2f_sb17498_2f_.config_2f_libreoffice_2f_4_2f_user_2f_template_2f_MetropolisTemplate.otp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ile_3a__2f__2f__2f_home_2f_sb17498_2f_.config_2f_libreoffice_2f_4_2f_user_2f_template_2f_MetropolisTemplate.otp1-outline3" style:display-name="file:///home/sb17498/.config/libreoffice/4/user/template/MetropolisTemplate.otp1-outline3" style:family="presentation" style:parent-style-name="file_3a__2f__2f__2f_home_2f_sb17498_2f_.config_2f_libreoffice_2f_4_2f_user_2f_template_2f_MetropolisTemplate.otp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ile_3a__2f__2f__2f_home_2f_sb17498_2f_.config_2f_libreoffice_2f_4_2f_user_2f_template_2f_MetropolisTemplate.otp1-outline4" style:display-name="file:///home/sb17498/.config/libreoffice/4/user/template/MetropolisTemplate.otp1-outline4" style:family="presentation" style:parent-style-name="file_3a__2f__2f__2f_home_2f_sb17498_2f_.config_2f_libreoffice_2f_4_2f_user_2f_template_2f_MetropolisTemplate.otp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5" style:display-name="file:///home/sb17498/.config/libreoffice/4/user/template/MetropolisTemplate.otp1-outline5" style:family="presentation" style:parent-style-name="file_3a__2f__2f__2f_home_2f_sb17498_2f_.config_2f_libreoffice_2f_4_2f_user_2f_template_2f_MetropolisTemplate.otp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6" style:display-name="file:///home/sb17498/.config/libreoffice/4/user/template/MetropolisTemplate.otp1-outline6" style:family="presentation" style:parent-style-name="file_3a__2f__2f__2f_home_2f_sb17498_2f_.config_2f_libreoffice_2f_4_2f_user_2f_template_2f_MetropolisTemplate.otp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7" style:display-name="file:///home/sb17498/.config/libreoffice/4/user/template/MetropolisTemplate.otp1-outline7" style:family="presentation" style:parent-style-name="file_3a__2f__2f__2f_home_2f_sb17498_2f_.config_2f_libreoffice_2f_4_2f_user_2f_template_2f_MetropolisTemplate.otp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8" style:display-name="file:///home/sb17498/.config/libreoffice/4/user/template/MetropolisTemplate.otp1-outline8" style:family="presentation" style:parent-style-name="file_3a__2f__2f__2f_home_2f_sb17498_2f_.config_2f_libreoffice_2f_4_2f_user_2f_template_2f_MetropolisTemplate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outline9" style:display-name="file:///home/sb17498/.config/libreoffice/4/user/template/MetropolisTemplate.otp1-outline9" style:family="presentation" style:parent-style-name="file_3a__2f__2f__2f_home_2f_sb17498_2f_.config_2f_libreoffice_2f_4_2f_user_2f_template_2f_MetropolisTemplate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1-subtitle" style:display-name="file:///home/sb17498/.config/libreoffice/4/user/template/MetropolisTemplate.otp1-subtitle" style:family="presentation">
      <style:graphic-properties draw:stroke="none" draw:fill="none" draw:textarea-vertical-align="middle">
        <text:list-style style:name="file_3a__2f__2f__2f_home_2f_sb17498_2f_.config_2f_libreoffice_2f_4_2f_user_2f_template_2f_MetropolisTemplate.otp1-subtitle" style:display-name="file:///home/sb17498/.config/libreoffice/4/user/template/MetropolisTemplate.ot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1-title" style:display-name="file:///home/sb17498/.config/libreoffice/4/user/template/MetropolisTemplate.otp1-title" style:family="presentation">
      <style:graphic-properties draw:stroke="none" draw:fill="none" draw:textarea-horizontal-align="left" draw:textarea-vertical-align="bottom">
        <text:list-style style:name="file_3a__2f__2f__2f_home_2f_sb17498_2f_.config_2f_libreoffice_2f_4_2f_user_2f_template_2f_MetropolisTemplate.otp1-title" style:display-name="file:///home/sb17498/.config/libreoffice/4/user/template/MetropolisTemplate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2-background" style:display-name="file:///home/sb17498/.config/libreoffice/4/user/template/MetropolisTemplate.otp2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file_3a__2f__2f__2f_home_2f_sb17498_2f_.config_2f_libreoffice_2f_4_2f_user_2f_template_2f_MetropolisTemplate.otp2-backgroundobjects" style:display-name="file:///home/sb17498/.config/libreoffice/4/user/template/MetropolisTemplate.otp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2-notes" style:display-name="file:///home/sb17498/.config/libreoffice/4/user/template/MetropolisTemplate.otp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2-outline1" style:display-name="file:///home/sb17498/.config/libreoffice/4/user/template/MetropolisTemplate.otp2-outline1" style:family="presentation">
      <style:graphic-properties draw:stroke="none" draw:fill="none" draw:auto-grow-height="false" draw:fit-to-size="shrink-to-fit">
        <text:list-style style:name="file_3a__2f__2f__2f_home_2f_sb17498_2f_.config_2f_libreoffice_2f_4_2f_user_2f_template_2f_MetropolisTemplate.otp2-outline1" style:display-name="file:///home/sb17498/.config/libreoffice/4/user/template/MetropolisTemplate.otp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2-outline2" style:display-name="file:///home/sb17498/.config/libreoffice/4/user/template/MetropolisTemplate.otp2-outline2" style:family="presentation" style:parent-style-name="file_3a__2f__2f__2f_home_2f_sb17498_2f_.config_2f_libreoffice_2f_4_2f_user_2f_template_2f_MetropolisTemplate.otp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ile_3a__2f__2f__2f_home_2f_sb17498_2f_.config_2f_libreoffice_2f_4_2f_user_2f_template_2f_MetropolisTemplate.otp2-outline3" style:display-name="file:///home/sb17498/.config/libreoffice/4/user/template/MetropolisTemplate.otp2-outline3" style:family="presentation" style:parent-style-name="file_3a__2f__2f__2f_home_2f_sb17498_2f_.config_2f_libreoffice_2f_4_2f_user_2f_template_2f_MetropolisTemplate.otp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ile_3a__2f__2f__2f_home_2f_sb17498_2f_.config_2f_libreoffice_2f_4_2f_user_2f_template_2f_MetropolisTemplate.otp2-outline4" style:display-name="file:///home/sb17498/.config/libreoffice/4/user/template/MetropolisTemplate.otp2-outline4" style:family="presentation" style:parent-style-name="file_3a__2f__2f__2f_home_2f_sb17498_2f_.config_2f_libreoffice_2f_4_2f_user_2f_template_2f_MetropolisTemplate.otp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2-outline5" style:display-name="file:///home/sb17498/.config/libreoffice/4/user/template/MetropolisTemplate.otp2-outline5" style:family="presentation" style:parent-style-name="file_3a__2f__2f__2f_home_2f_sb17498_2f_.config_2f_libreoffice_2f_4_2f_user_2f_template_2f_MetropolisTemplate.otp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2-outline6" style:display-name="file:///home/sb17498/.config/libreoffice/4/user/template/MetropolisTemplate.otp2-outline6" style:family="presentation" style:parent-style-name="file_3a__2f__2f__2f_home_2f_sb17498_2f_.config_2f_libreoffice_2f_4_2f_user_2f_template_2f_MetropolisTemplate.otp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2-outline7" style:display-name="file:///home/sb17498/.config/libreoffice/4/user/template/MetropolisTemplate.otp2-outline7" style:family="presentation" style:parent-style-name="file_3a__2f__2f__2f_home_2f_sb17498_2f_.config_2f_libreoffice_2f_4_2f_user_2f_template_2f_MetropolisTemplate.otp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2-outline8" style:display-name="file:///home/sb17498/.config/libreoffice/4/user/template/MetropolisTemplate.otp2-outline8" style:family="presentation" style:parent-style-name="file_3a__2f__2f__2f_home_2f_sb17498_2f_.config_2f_libreoffice_2f_4_2f_user_2f_template_2f_MetropolisTemplate.otp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2-outline9" style:display-name="file:///home/sb17498/.config/libreoffice/4/user/template/MetropolisTemplate.otp2-outline9" style:family="presentation" style:parent-style-name="file_3a__2f__2f__2f_home_2f_sb17498_2f_.config_2f_libreoffice_2f_4_2f_user_2f_template_2f_MetropolisTemplate.otp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2-subtitle" style:display-name="file:///home/sb17498/.config/libreoffice/4/user/template/MetropolisTemplate.otp2-subtitle" style:family="presentation">
      <style:graphic-properties draw:stroke="none" draw:fill="none" draw:textarea-vertical-align="middle">
        <text:list-style style:name="file_3a__2f__2f__2f_home_2f_sb17498_2f_.config_2f_libreoffice_2f_4_2f_user_2f_template_2f_MetropolisTemplate.otp2-subtitle" style:display-name="file:///home/sb17498/.config/libreoffice/4/user/template/MetropolisTemplate.otp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2-title" style:display-name="file:///home/sb17498/.config/libreoffice/4/user/template/MetropolisTemplate.otp2-title" style:family="presentation">
      <style:graphic-properties draw:stroke="none" draw:fill="none" draw:textarea-vertical-align="middle">
        <text:list-style style:name="file_3a__2f__2f__2f_home_2f_sb17498_2f_.config_2f_libreoffice_2f_4_2f_user_2f_template_2f_MetropolisTemplate.otp2-title" style:display-name="file:///home/sb17498/.config/libreoffice/4/user/template/MetropolisTemplate.otp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FreeSans2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3-background" style:display-name="file:///home/sb17498/.config/libreoffice/4/user/template/MetropolisTemplate.otp3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file_3a__2f__2f__2f_home_2f_sb17498_2f_.config_2f_libreoffice_2f_4_2f_user_2f_template_2f_MetropolisTemplate.otp3-backgroundobjects" style:display-name="file:///home/sb17498/.config/libreoffice/4/user/template/MetropolisTemplate.ot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3-notes" style:display-name="file:///home/sb17498/.config/libreoffice/4/user/template/MetropolisTemplate.ot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3-outline1" style:display-name="file:///home/sb17498/.config/libreoffice/4/user/template/MetropolisTemplate.otp3-outline1" style:family="presentation">
      <style:graphic-properties draw:stroke="none" draw:fill="none" draw:auto-grow-height="false" draw:fit-to-size="shrink-to-fit">
        <text:list-style style:name="file_3a__2f__2f__2f_home_2f_sb17498_2f_.config_2f_libreoffice_2f_4_2f_user_2f_template_2f_MetropolisTemplate.otp3-outline1" style:display-name="file:///home/sb17498/.config/libreoffice/4/user/template/MetropolisTemplate.ot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3-outline2" style:display-name="file:///home/sb17498/.config/libreoffice/4/user/template/MetropolisTemplate.otp3-outline2" style:family="presentation" style:parent-style-name="file_3a__2f__2f__2f_home_2f_sb17498_2f_.config_2f_libreoffice_2f_4_2f_user_2f_template_2f_MetropolisTemplate.otp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ile_3a__2f__2f__2f_home_2f_sb17498_2f_.config_2f_libreoffice_2f_4_2f_user_2f_template_2f_MetropolisTemplate.otp3-outline3" style:display-name="file:///home/sb17498/.config/libreoffice/4/user/template/MetropolisTemplate.otp3-outline3" style:family="presentation" style:parent-style-name="file_3a__2f__2f__2f_home_2f_sb17498_2f_.config_2f_libreoffice_2f_4_2f_user_2f_template_2f_MetropolisTemplate.otp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ile_3a__2f__2f__2f_home_2f_sb17498_2f_.config_2f_libreoffice_2f_4_2f_user_2f_template_2f_MetropolisTemplate.otp3-outline4" style:display-name="file:///home/sb17498/.config/libreoffice/4/user/template/MetropolisTemplate.otp3-outline4" style:family="presentation" style:parent-style-name="file_3a__2f__2f__2f_home_2f_sb17498_2f_.config_2f_libreoffice_2f_4_2f_user_2f_template_2f_MetropolisTemplate.otp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3-outline5" style:display-name="file:///home/sb17498/.config/libreoffice/4/user/template/MetropolisTemplate.otp3-outline5" style:family="presentation" style:parent-style-name="file_3a__2f__2f__2f_home_2f_sb17498_2f_.config_2f_libreoffice_2f_4_2f_user_2f_template_2f_MetropolisTemplate.otp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3-outline6" style:display-name="file:///home/sb17498/.config/libreoffice/4/user/template/MetropolisTemplate.otp3-outline6" style:family="presentation" style:parent-style-name="file_3a__2f__2f__2f_home_2f_sb17498_2f_.config_2f_libreoffice_2f_4_2f_user_2f_template_2f_MetropolisTemplate.otp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3-outline7" style:display-name="file:///home/sb17498/.config/libreoffice/4/user/template/MetropolisTemplate.otp3-outline7" style:family="presentation" style:parent-style-name="file_3a__2f__2f__2f_home_2f_sb17498_2f_.config_2f_libreoffice_2f_4_2f_user_2f_template_2f_MetropolisTemplate.otp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3-outline8" style:display-name="file:///home/sb17498/.config/libreoffice/4/user/template/MetropolisTemplate.otp3-outline8" style:family="presentation" style:parent-style-name="file_3a__2f__2f__2f_home_2f_sb17498_2f_.config_2f_libreoffice_2f_4_2f_user_2f_template_2f_MetropolisTemplate.otp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3-outline9" style:display-name="file:///home/sb17498/.config/libreoffice/4/user/template/MetropolisTemplate.otp3-outline9" style:family="presentation" style:parent-style-name="file_3a__2f__2f__2f_home_2f_sb17498_2f_.config_2f_libreoffice_2f_4_2f_user_2f_template_2f_MetropolisTemplate.otp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3-subtitle" style:display-name="file:///home/sb17498/.config/libreoffice/4/user/template/MetropolisTemplate.otp3-subtitle" style:family="presentation">
      <style:graphic-properties draw:stroke="none" draw:fill="none" draw:textarea-vertical-align="middle">
        <text:list-style style:name="file_3a__2f__2f__2f_home_2f_sb17498_2f_.config_2f_libreoffice_2f_4_2f_user_2f_template_2f_MetropolisTemplate.otp3-subtitle" style:display-name="file:///home/sb17498/.config/libreoffice/4/user/template/MetropolisTemplate.otp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3-title" style:display-name="file:///home/sb17498/.config/libreoffice/4/user/template/MetropolisTemplate.otp3-title" style:family="presentation">
      <style:graphic-properties draw:stroke="none" draw:fill="none" draw:textarea-horizontal-align="left" draw:textarea-vertical-align="bottom">
        <text:list-style style:name="file_3a__2f__2f__2f_home_2f_sb17498_2f_.config_2f_libreoffice_2f_4_2f_user_2f_template_2f_MetropolisTemplate.otp3-title" style:display-name="file:///home/sb17498/.config/libreoffice/4/user/template/MetropolisTemplate.ot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4-background" style:display-name="file:///home/sb17498/.config/libreoffice/4/user/template/MetropolisTemplate.otp4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4-backgroundobjects" style:display-name="file:///home/sb17498/.config/libreoffice/4/user/template/MetropolisTemplate.ot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4-notes" style:display-name="file:///home/sb17498/.config/libreoffice/4/user/template/MetropolisTemplate.otp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4-outline1" style:display-name="file:///home/sb17498/.config/libreoffice/4/user/template/MetropolisTemplate.otp4-outline1" style:family="presentation">
      <style:graphic-properties draw:stroke="none" draw:fill="none" draw:auto-grow-height="false" draw:fit-to-size="shrink-to-fit">
        <text:list-style style:name="file_3a__2f__2f__2f_home_2f_sb17498_2f_.config_2f_libreoffice_2f_4_2f_user_2f_template_2f_MetropolisTemplate.otp4-outline1" style:display-name="file:///home/sb17498/.config/libreoffice/4/user/template/MetropolisTemplate.ot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4-outline2" style:display-name="file:///home/sb17498/.config/libreoffice/4/user/template/MetropolisTemplate.otp4-outline2" style:family="presentation" style:parent-style-name="file_3a__2f__2f__2f_home_2f_sb17498_2f_.config_2f_libreoffice_2f_4_2f_user_2f_template_2f_MetropolisTemplate.otp4-outline1">
      <style:paragraph-properties fo:margin-top="0cm" fo:margin-bottom="0.4cm"/>
      <style:text-properties fo:font-size="28pt" style:font-size-asian="28pt" style:font-size-complex="28pt"/>
    </style:style>
    <style:style style:name="file_3a__2f__2f__2f_home_2f_sb17498_2f_.config_2f_libreoffice_2f_4_2f_user_2f_template_2f_MetropolisTemplate.otp4-outline3" style:display-name="file:///home/sb17498/.config/libreoffice/4/user/template/MetropolisTemplate.otp4-outline3" style:family="presentation" style:parent-style-name="file_3a__2f__2f__2f_home_2f_sb17498_2f_.config_2f_libreoffice_2f_4_2f_user_2f_template_2f_MetropolisTemplate.otp4-outline2">
      <style:paragraph-properties fo:margin-top="0cm" fo:margin-bottom="0.3cm"/>
      <style:text-properties fo:font-size="24pt" style:font-size-asian="24pt" style:font-size-complex="24pt"/>
    </style:style>
    <style:style style:name="file_3a__2f__2f__2f_home_2f_sb17498_2f_.config_2f_libreoffice_2f_4_2f_user_2f_template_2f_MetropolisTemplate.otp4-outline4" style:display-name="file:///home/sb17498/.config/libreoffice/4/user/template/MetropolisTemplate.otp4-outline4" style:family="presentation" style:parent-style-name="file_3a__2f__2f__2f_home_2f_sb17498_2f_.config_2f_libreoffice_2f_4_2f_user_2f_template_2f_MetropolisTemplate.otp4-outline3">
      <style:paragraph-properties fo:margin-top="0cm" fo:margin-bottom="0.2cm"/>
      <style:text-properties fo:font-size="20pt" style:font-size-asian="20pt" style:font-size-complex="20pt"/>
    </style:style>
    <style:style style:name="file_3a__2f__2f__2f_home_2f_sb17498_2f_.config_2f_libreoffice_2f_4_2f_user_2f_template_2f_MetropolisTemplate.otp4-outline5" style:display-name="file:///home/sb17498/.config/libreoffice/4/user/template/MetropolisTemplate.otp4-outline5" style:family="presentation" style:parent-style-name="file_3a__2f__2f__2f_home_2f_sb17498_2f_.config_2f_libreoffice_2f_4_2f_user_2f_template_2f_MetropolisTemplate.otp4-outline4">
      <style:paragraph-properties fo:margin-top="0cm" fo:margin-bottom="0.1cm"/>
      <style:text-properties fo:font-size="20pt" style:font-size-asian="20pt" style:font-size-complex="20pt"/>
    </style:style>
    <style:style style:name="file_3a__2f__2f__2f_home_2f_sb17498_2f_.config_2f_libreoffice_2f_4_2f_user_2f_template_2f_MetropolisTemplate.otp4-outline6" style:display-name="file:///home/sb17498/.config/libreoffice/4/user/template/MetropolisTemplate.otp4-outline6" style:family="presentation" style:parent-style-name="file_3a__2f__2f__2f_home_2f_sb17498_2f_.config_2f_libreoffice_2f_4_2f_user_2f_template_2f_MetropolisTemplate.otp4-outline5">
      <style:paragraph-properties fo:margin-top="0cm" fo:margin-bottom="0.1cm"/>
      <style:text-properties fo:font-size="20pt" style:font-size-asian="20pt" style:font-size-complex="20pt"/>
    </style:style>
    <style:style style:name="file_3a__2f__2f__2f_home_2f_sb17498_2f_.config_2f_libreoffice_2f_4_2f_user_2f_template_2f_MetropolisTemplate.otp4-outline7" style:display-name="file:///home/sb17498/.config/libreoffice/4/user/template/MetropolisTemplate.otp4-outline7" style:family="presentation" style:parent-style-name="file_3a__2f__2f__2f_home_2f_sb17498_2f_.config_2f_libreoffice_2f_4_2f_user_2f_template_2f_MetropolisTemplate.otp4-outline6">
      <style:paragraph-properties fo:margin-top="0cm" fo:margin-bottom="0.1cm"/>
      <style:text-properties fo:font-size="20pt" style:font-size-asian="20pt" style:font-size-complex="20pt"/>
    </style:style>
    <style:style style:name="file_3a__2f__2f__2f_home_2f_sb17498_2f_.config_2f_libreoffice_2f_4_2f_user_2f_template_2f_MetropolisTemplate.otp4-outline8" style:display-name="file:///home/sb17498/.config/libreoffice/4/user/template/MetropolisTemplate.otp4-outline8" style:family="presentation" style:parent-style-name="file_3a__2f__2f__2f_home_2f_sb17498_2f_.config_2f_libreoffice_2f_4_2f_user_2f_template_2f_MetropolisTemplate.otp4-outline7">
      <style:paragraph-properties fo:margin-top="0cm" fo:margin-bottom="0.1cm"/>
      <style:text-properties fo:font-size="20pt" style:font-size-asian="20pt" style:font-size-complex="20pt"/>
    </style:style>
    <style:style style:name="file_3a__2f__2f__2f_home_2f_sb17498_2f_.config_2f_libreoffice_2f_4_2f_user_2f_template_2f_MetropolisTemplate.otp4-outline9" style:display-name="file:///home/sb17498/.config/libreoffice/4/user/template/MetropolisTemplate.otp4-outline9" style:family="presentation" style:parent-style-name="file_3a__2f__2f__2f_home_2f_sb17498_2f_.config_2f_libreoffice_2f_4_2f_user_2f_template_2f_MetropolisTemplate.otp4-outline8">
      <style:paragraph-properties fo:margin-top="0cm" fo:margin-bottom="0.1cm"/>
      <style:text-properties fo:font-size="20pt" style:font-size-asian="20pt" style:font-size-complex="20pt"/>
    </style:style>
    <style:style style:name="file_3a__2f__2f__2f_home_2f_sb17498_2f_.config_2f_libreoffice_2f_4_2f_user_2f_template_2f_MetropolisTemplate.otp4-subtitle" style:display-name="file:///home/sb17498/.config/libreoffice/4/user/template/MetropolisTemplate.otp4-subtitle" style:family="presentation">
      <style:graphic-properties draw:stroke="none" draw:fill="none" draw:textarea-vertical-align="middle">
        <text:list-style style:name="file_3a__2f__2f__2f_home_2f_sb17498_2f_.config_2f_libreoffice_2f_4_2f_user_2f_template_2f_MetropolisTemplate.otp4-subtitle" style:display-name="file:///home/sb17498/.config/libreoffice/4/user/template/MetropolisTemplate.otp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4-title" style:display-name="file:///home/sb17498/.config/libreoffice/4/user/template/MetropolisTemplate.otp4-title" style:family="presentation">
      <style:graphic-properties draw:stroke="none" draw:fill="none" draw:textarea-horizontal-align="left" draw:textarea-vertical-align="bottom">
        <text:list-style style:name="file_3a__2f__2f__2f_home_2f_sb17498_2f_.config_2f_libreoffice_2f_4_2f_user_2f_template_2f_MetropolisTemplate.otp4-title" style:display-name="file:///home/sb17498/.config/libreoffice/4/user/template/MetropolisTemplate.otp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5-background" style:display-name="file:///home/sb17498/.config/libreoffice/4/user/template/MetropolisTemplate.otp5-background" style:family="presentation">
      <style:graphic-properties draw:stroke="none" draw:fill="none"/>
      <style:text-properties style:letter-kerning="true"/>
    </style:style>
    <style:style style:name="file_3a__2f__2f__2f_home_2f_sb17498_2f_.config_2f_libreoffice_2f_4_2f_user_2f_template_2f_MetropolisTemplate.otp5-backgroundobjects" style:display-name="file:///home/sb17498/.config/libreoffice/4/user/template/MetropolisTemplate.otp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le_3a__2f__2f__2f_home_2f_sb17498_2f_.config_2f_libreoffice_2f_4_2f_user_2f_template_2f_MetropolisTemplate.otp5-notes" style:display-name="file:///home/sb17498/.config/libreoffice/4/user/template/MetropolisTemplate.otp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5-outline1" style:display-name="file:///home/sb17498/.config/libreoffice/4/user/template/MetropolisTemplate.otp5-outline1" style:family="presentation">
      <style:graphic-properties draw:stroke="none" draw:fill="none" draw:auto-grow-height="false" draw:fit-to-size="shrink-to-fit">
        <text:list-style style:name="file_3a__2f__2f__2f_home_2f_sb17498_2f_.config_2f_libreoffice_2f_4_2f_user_2f_template_2f_MetropolisTemplate.otp5-outline1" style:display-name="file:///home/sb17498/.config/libreoffice/4/user/template/MetropolisTemplate.otp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5-outline2" style:display-name="file:///home/sb17498/.config/libreoffice/4/user/template/MetropolisTemplate.otp5-outline2" style:family="presentation" style:parent-style-name="file_3a__2f__2f__2f_home_2f_sb17498_2f_.config_2f_libreoffice_2f_4_2f_user_2f_template_2f_MetropolisTemplate.otp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file_3a__2f__2f__2f_home_2f_sb17498_2f_.config_2f_libreoffice_2f_4_2f_user_2f_template_2f_MetropolisTemplate.otp5-outline3" style:display-name="file:///home/sb17498/.config/libreoffice/4/user/template/MetropolisTemplate.otp5-outline3" style:family="presentation" style:parent-style-name="file_3a__2f__2f__2f_home_2f_sb17498_2f_.config_2f_libreoffice_2f_4_2f_user_2f_template_2f_MetropolisTemplate.otp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file_3a__2f__2f__2f_home_2f_sb17498_2f_.config_2f_libreoffice_2f_4_2f_user_2f_template_2f_MetropolisTemplate.otp5-outline4" style:display-name="file:///home/sb17498/.config/libreoffice/4/user/template/MetropolisTemplate.otp5-outline4" style:family="presentation" style:parent-style-name="file_3a__2f__2f__2f_home_2f_sb17498_2f_.config_2f_libreoffice_2f_4_2f_user_2f_template_2f_MetropolisTemplate.otp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5-outline5" style:display-name="file:///home/sb17498/.config/libreoffice/4/user/template/MetropolisTemplate.otp5-outline5" style:family="presentation" style:parent-style-name="file_3a__2f__2f__2f_home_2f_sb17498_2f_.config_2f_libreoffice_2f_4_2f_user_2f_template_2f_MetropolisTemplate.otp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5-outline6" style:display-name="file:///home/sb17498/.config/libreoffice/4/user/template/MetropolisTemplate.otp5-outline6" style:family="presentation" style:parent-style-name="file_3a__2f__2f__2f_home_2f_sb17498_2f_.config_2f_libreoffice_2f_4_2f_user_2f_template_2f_MetropolisTemplate.otp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5-outline7" style:display-name="file:///home/sb17498/.config/libreoffice/4/user/template/MetropolisTemplate.otp5-outline7" style:family="presentation" style:parent-style-name="file_3a__2f__2f__2f_home_2f_sb17498_2f_.config_2f_libreoffice_2f_4_2f_user_2f_template_2f_MetropolisTemplate.otp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5-outline8" style:display-name="file:///home/sb17498/.config/libreoffice/4/user/template/MetropolisTemplate.otp5-outline8" style:family="presentation" style:parent-style-name="file_3a__2f__2f__2f_home_2f_sb17498_2f_.config_2f_libreoffice_2f_4_2f_user_2f_template_2f_MetropolisTemplate.otp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5-outline9" style:display-name="file:///home/sb17498/.config/libreoffice/4/user/template/MetropolisTemplate.otp5-outline9" style:family="presentation" style:parent-style-name="file_3a__2f__2f__2f_home_2f_sb17498_2f_.config_2f_libreoffice_2f_4_2f_user_2f_template_2f_MetropolisTemplate.otp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home_2f_sb17498_2f_.config_2f_libreoffice_2f_4_2f_user_2f_template_2f_MetropolisTemplate.otp5-subtitle" style:display-name="file:///home/sb17498/.config/libreoffice/4/user/template/MetropolisTemplate.otp5-subtitle" style:family="presentation">
      <style:graphic-properties draw:stroke="none" draw:fill="none" draw:textarea-vertical-align="middle">
        <text:list-style style:name="file_3a__2f__2f__2f_home_2f_sb17498_2f_.config_2f_libreoffice_2f_4_2f_user_2f_template_2f_MetropolisTemplate.otp5-subtitle" style:display-name="file:///home/sb17498/.config/libreoffice/4/user/template/MetropolisTemplate.otp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home_2f_sb17498_2f_.config_2f_libreoffice_2f_4_2f_user_2f_template_2f_MetropolisTemplate.otp5-title" style:display-name="file:///home/sb17498/.config/libreoffice/4/user/template/MetropolisTemplate.otp5-title" style:family="presentation">
      <style:graphic-properties draw:stroke="none" draw:fill="none" draw:textarea-horizontal-align="left" draw:textarea-vertical-align="bottom">
        <text:list-style style:name="file_3a__2f__2f__2f_home_2f_sb17498_2f_.config_2f_libreoffice_2f_4_2f_user_2f_template_2f_MetropolisTemplate.otp5-title" style:display-name="file:///home/sb17498/.config/libreoffice/4/user/template/MetropolisTemplate.otp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Mgr6" style:family="graphic" style:parent-style-name="standard">
      <style:graphic-properties draw:stroke="none" draw:fill="none" draw:fill-color="#ffffff" draw:auto-grow-width="true" fo:min-height="1.972cm" fo:min-width="7.203cm"/>
    </style:style>
    <style:style style:name="Mgr7" style:family="graphic" style:parent-style-name="Object_20_with_20_no_20_fill_20_and_20_no_20_line">
      <style:graphic-properties draw:stroke="none" svg:stroke-width="0.053cm" draw:marker-start-width="0.279cm" draw:marker-end-width="0.279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ctwithoutfill">
      <style:graphic-properties draw:stroke="solid"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Mgr9" style:family="graphic" style:parent-style-name="standard">
      <style:graphic-properties draw:stroke="none" draw:fill="none" draw:fill-color="#ffffff" draw:auto-grow-width="true" fo:min-height="1.106cm" fo:min-width="6.78cm"/>
    </style:style>
    <style:style style:name="Mpr1" style:family="presentation" style:parent-style-name="file_3a__2f__2f__2f_home_2f_sb17498_2f_.config_2f_libreoffice_2f_4_2f_user_2f_template_2f_MetropolisTemplate.otp-backgroundobjects">
      <style:graphic-properties svg:stroke-width="0.15cm" svg:stroke-color="#ff6600" draw:marker-start-width="0.655cm" draw:marker-end-width="0.655cm" draw:fill="none" draw:fill-color="#ff6600" fo:padding-top="0.075cm" fo:padding-bottom="0.075cm" fo:padding-left="0.075cm" fo:padding-right="0.075cm"/>
    </style:style>
    <style:style style:name="Mpr2" style:family="presentation" style:parent-style-name="file_3a__2f__2f__2f_home_2f_sb17498_2f_.config_2f_libreoffice_2f_4_2f_user_2f_template_2f_MetropolisTemplate.otp-backgroundobjects">
      <style:graphic-properties draw:stroke="none" svg:stroke-color="#ff6600" draw:fill-color="#003333"/>
    </style:style>
    <style:style style:name="Mpr3" style:family="presentation" style:parent-style-name="file_3a__2f__2f__2f_home_2f_sb17498_2f_.config_2f_libreoffice_2f_4_2f_user_2f_template_2f_MetropolisTemplate.otp-backgroundobjects">
      <style:graphic-properties draw:stroke="none" draw:fill-color="#003333" draw:textarea-vertical-align="middle" draw:auto-grow-height="false" fo:min-height="0.9cm" fo:min-width="28cm"/>
    </style:style>
    <style:style style:name="Mpr4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49cm"/>
    </style:style>
    <style:style style:name="Mpr5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auto-grow-height="false" fo:min-height="1.485cm"/>
    </style:style>
    <style:style style:name="Mpr6" style:family="presentation" style:parent-style-name="file_3a__2f__2f__2f_home_2f_sb17498_2f_.config_2f_libreoffice_2f_4_2f_user_2f_template_2f_MetropolisTemplate.ot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ile_3a__2f__2f__2f_home_2f_sb17498_2f_.config_2f_libreoffice_2f_4_2f_user_2f_template_2f_MetropolisTemplate.otp1-backgroundobjects">
      <style:graphic-properties svg:stroke-width="0.081cm" svg:stroke-color="#ffffff" draw:marker-start-width="0.321cm" draw:marker-end-width="0.321cm" draw:fill="none" fo:padding-top="0.04cm" fo:padding-bottom="0.04cm" fo:padding-left="0.04cm" fo:padding-right="0.04cm"/>
    </style:style>
    <style:style style:name="Mpr8" style:family="presentation" style:parent-style-name="file_3a__2f__2f__2f_home_2f_sb17498_2f_.config_2f_libreoffice_2f_4_2f_user_2f_template_2f_MetropolisTemplate.otp1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home_2f_sb17498_2f_.config_2f_libreoffice_2f_4_2f_user_2f_template_2f_MetropolisTemplate.otp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home_2f_sb17498_2f_.config_2f_libreoffice_2f_4_2f_user_2f_template_2f_MetropolisTemplate.otp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file_3a__2f__2f__2f_home_2f_sb17498_2f_.config_2f_libreoffice_2f_4_2f_user_2f_template_2f_MetropolisTemplate.otp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file_3a__2f__2f__2f_home_2f_sb17498_2f_.config_2f_libreoffice_2f_4_2f_user_2f_template_2f_MetropolisTemplate.otp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file_3a__2f__2f__2f_home_2f_sb17498_2f_.config_2f_libreoffice_2f_4_2f_user_2f_template_2f_MetropolisTemplate.otp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home_2f_sb17498_2f_.config_2f_libreoffice_2f_4_2f_user_2f_template_2f_MetropolisTemplate.otp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file_3a__2f__2f__2f_home_2f_sb17498_2f_.config_2f_libreoffice_2f_4_2f_user_2f_template_2f_MetropolisTemplate.otp4-backgroundobjects">
      <style:graphic-properties draw:stroke="none" draw:fill="none" draw:fill-color="#ffffff" draw:auto-grow-height="false" fo:min-height="1.449cm"/>
    </style:style>
    <style:style style:name="Mpr16" style:family="presentation" style:parent-style-name="file_3a__2f__2f__2f_home_2f_sb17498_2f_.config_2f_libreoffice_2f_4_2f_user_2f_template_2f_MetropolisTemplate.otp4-backgroundobjects">
      <style:graphic-properties draw:stroke="none" draw:fill="none" draw:fill-color="#ffffff" draw:auto-grow-height="false" fo:min-height="1.485cm"/>
    </style:style>
    <style:style style:name="Mpr17" style:family="presentation" style:parent-style-name="file_3a__2f__2f__2f_home_2f_sb17498_2f_.config_2f_libreoffice_2f_4_2f_user_2f_template_2f_MetropolisTemplate.otp4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file_3a__2f__2f__2f_home_2f_sb17498_2f_.config_2f_libreoffice_2f_4_2f_user_2f_template_2f_MetropolisTemplate.otp5-backgroundobjects">
      <style:graphic-properties svg:stroke-width="0.081cm" svg:stroke-color="#ff6600" draw:marker-start-width="0.321cm" draw:marker-end-width="0.321cm" draw:fill="none" fo:padding-top="0.04cm" fo:padding-bottom="0.04cm" fo:padding-left="0.04cm" fo:padding-right="0.04cm"/>
    </style:style>
    <style:style style:name="Mpr19" style:family="presentation" style:parent-style-name="file_3a__2f__2f__2f_home_2f_sb17498_2f_.config_2f_libreoffice_2f_4_2f_user_2f_template_2f_MetropolisTemplate.otp5-backgroundobjects">
      <style:graphic-properties draw:stroke="none" draw:fill="none" draw:fill-color="#ffffff" draw:auto-grow-height="false" fo:min-height="1.485cm"/>
    </style:style>
    <style:style style:name="Mpr20" style:family="presentation" style:parent-style-name="file_3a__2f__2f__2f_home_2f_sb17498_2f_.config_2f_libreoffice_2f_4_2f_user_2f_template_2f_MetropolisTemplate.otp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6600"/>
    </style:style>
    <style:style style:name="MP6" style:family="paragraph">
      <loext:graphic-properties draw:fill-color="#003333"/>
    </style:style>
    <style:style style:name="MP7" style:family="paragraph">
      <loext:graphic-properties draw:fill-color="#003333"/>
      <style:paragraph-properties fo:text-align="center"/>
    </style:style>
    <style:style style:name="MP8" style:family="paragraph">
      <style:text-properties fo:color="#ffffff" style:font-name="Fira Sans1" fo:font-size="14pt" fo:font-weight="normal" style:font-size-asian="14pt" style:font-size-complex="14pt"/>
    </style:style>
    <style:style style:name="MP9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10" style:family="paragraph">
      <style:paragraph-properties fo:text-align="end"/>
      <style:text-properties fo:color="#ffffff" style:font-name="Fira Sans Light4" fo:font-size="14pt" fo:font-weight="normal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style:font-name="Fira Sans Light4" fo:font-size="14pt" fo:font-weight="normal" style:font-size-asian="14pt" style:font-size-complex="14pt"/>
    </style:style>
    <style:style style:name="MP12" style:family="paragraph">
      <loext:graphic-properties draw:fill="none"/>
    </style:style>
    <style:style style:name="MP13" style:family="paragraph">
      <style:paragraph-properties fo:text-align="center"/>
    </style:style>
    <style:style style:name="MP14" style:family="paragraph">
      <loext:graphic-properties draw:fill="none" draw:fill-color="#ffffff"/>
      <style:paragraph-properties fo:text-align="center"/>
      <style:text-properties fo:color="#ffffff" style:font-name="Fira Sans Light3" fo:font-size="18pt" fo:font-weight="normal" style:font-size-asian="18pt" style:font-size-complex="18pt"/>
    </style:style>
    <style:style style:name="MP15" style:family="paragraph">
      <loext:graphic-properties draw:fill="none"/>
      <style:paragraph-properties fo:text-align="center"/>
      <style:text-properties fo:color="#ffffff"/>
    </style:style>
    <style:style style:name="MP16" style:family="paragraph">
      <style:paragraph-properties fo:margin-left="0cm" fo:margin-right="0cm" fo:text-indent="0cm"/>
    </style:style>
    <style:style style:name="MP17" style:family="paragraph">
      <loext:graphic-properties draw:fill="none" draw:fill-color="#ffffff"/>
      <style:paragraph-properties fo:margin-left="0cm" fo:margin-right="0cm" fo:text-indent="0cm"/>
      <style:text-properties fo:color="#ffffff" fo:font-size="22pt"/>
    </style:style>
    <style:style style:name="MP18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9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MP20" style:family="paragraph">
      <loext:graphic-properties draw:fill="none" draw:fill-color="#ffffff"/>
      <style:paragraph-properties fo:text-align="center"/>
      <style:text-properties fo:color="#003333" style:font-name="Fira Sans Light3" fo:font-size="18pt" fo:font-weight="normal" style:font-size-asian="18pt" style:font-size-complex="18pt"/>
    </style:style>
    <style:style style:name="MP21" style:family="paragraph">
      <loext:graphic-properties draw:fill="none"/>
      <style:paragraph-properties fo:text-align="center"/>
    </style:style>
    <style:style style:name="MP22" style:family="paragraph">
      <loext:graphic-properties draw:fill="none" draw:fill-color="#ffffff"/>
    </style:style>
    <style:style style:name="MP23" style:family="paragraph">
      <loext:graphic-properties draw:fill="none" draw:fill-color="#ffffff"/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font-name="Fira Sans Light4" fo:font-size="14pt" fo:font-style="italic" fo:font-weight="normal" style:font-size-asian="14pt" style:font-style-asian="italic" style:font-size-complex="14pt" style:font-style-complex="italic"/>
    </style:style>
    <style:style style:name="MT4" style:family="text">
      <style:text-properties fo:color="#ffffff" style:font-name="Fira Sans Light4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4" fo:font-size="14pt" fo:font-weight="normal" style:font-size-asian="14pt" style:font-size-complex="14pt"/>
    </style:style>
    <style:style style:name="MT6" style:family="text">
      <style:text-properties fo:color="#ffffff" style:font-name="Fira Sans Light3" fo:font-size="18pt" fo:font-weight="normal" style:font-size-asian="18pt" style:font-size-complex="18pt"/>
    </style:style>
    <style:style style:name="MT7" style:family="text">
      <style:text-properties fo:color="#fffff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8" style:family="text">
      <style:text-properties fo:font-variant="normal" fo:text-transform="none" fo:color="#ffffff" style:text-outline="false" style:text-line-through-style="none" style:text-line-through-type="none" style:text-position="0% 100%" style:font-name="Fira Sans Light3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6pt" style:language-asian="zh" style:country-asian="CN" style:font-style-asian="normal" style:font-weight-asian="normal" style:font-name-complex="FreeSans2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font-variant="normal" fo:text-transform="none" fo:color="#ffffff" style:text-outline="false" style:text-line-through-style="none" style:text-line-through-type="none" style:text-position="0% 100%" style:font-name="Fira Sans Light3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8pt" style:language-asian="zh" style:country-asian="CN" style:font-style-asian="normal" style:font-weight-asian="normal" style:font-name-complex="FreeSans2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color="#003333" style:font-name="Fira Sans Light3" fo:font-size="18pt" fo:font-weight="normal" style:font-size-asian="18pt" style:font-size-complex="18pt"/>
    </style:style>
    <style:style style:name="MT11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1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home_2f_sb17498_2f_.config_2f_libreoffice_2f_4_2f_user_2f_template_2f_MetropolisTemplate.otp" style:display-name="file:///home/sb17498/.config/libreoffice/4/user/template/MetropolisTemplate.otp" style:page-layout-name="PM1" draw:style-name="Mdp1">
      <office:forms form:automatic-focus="false" form:apply-design-mode="false"/>
      <draw:line presentation:style-name="Mpr1" draw:text-style-name="MP5" draw:layer="backgroundobjects" svg:x1="0cm" svg:y1="20.1cm" svg:x2="28cm" svg:y2="20.1cm">
        <text:p/>
      </draw:line>
      <draw:line presentation:style-name="Mpr1" draw:text-style-name="MP5" draw:layer="backgroundobjects" svg:x1="0cm" svg:y1="2.563cm" svg:x2="28cm" svg:y2="2.563cm">
        <text:p/>
      </draw:line>
      <draw:rect presentation:style-name="Mpr2" draw:text-style-name="MP6" draw:layer="backgroundobjects" svg:width="28cm" svg:height="2.563cm" svg:x="0cm" svg:y="0cm">
        <text:p/>
      </draw:rect>
      <draw:custom-shape presentation:style-name="Mpr3" draw:text-style-name="MP7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file_3a__2f__2f__2f_home_2f_sb17498_2f_.config_2f_libreoffice_2f_4_2f_user_2f_template_2f_MetropolisTemplate.otp-title" draw:layer="backgroundobjects" svg:width="22.5cm" svg:height="2.563cm" svg:x="0cm" svg:y="0cm" presentation:class="title" presentation:placeholder="true">
        <draw:text-box/>
      </draw:frame>
      <draw:frame presentation:style-name="file_3a__2f__2f__2f_home_2f_sb17498_2f_.config_2f_libreoffice_2f_4_2f_user_2f_template_2f_MetropolisTemplate.otp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9" draw:layer="backgroundobjects" svg:width="21.7cm" svg:height="0.569cm" svg:x="0.6cm" svg:y="20.231cm" presentation:class="date-time">
        <draw:text-box>
          <text:p text:style-name="MP8"><text:span text:style-name="MT2"><presentation:footer/></text:span><text:span text:style-name="MT3">, </text:span><text:span text:style-name="MT4"><text:author-name text:fixed="false">Simone Bologna</text:author-name></text:span><text:span text:style-name="MT4"> </text:span><text:span text:style-name="MT5">- </text:span><text:span text:style-name="MT5"><presentation:date-time/></text:span></text:p>
        </draw:text-box>
      </draw:frame>
      <draw:frame presentation:style-name="Mpr4" draw:text-style-name="MP11" draw:layer="backgroundobjects" svg:width="3.799cm" svg:height="0.569cm" svg:x="23.8cm" svg:y="20.231cm" presentation:class="page-number">
        <draw:text-box>
          <text:p text:style-name="MP10"><text:span text:style-name="MT5"><text:page-number>&lt;number&gt;</text:page-number></text:span><text:span text:style-name="MT5">/</text:span><text:span text:style-name="MT5"><text:page-count>8</text:page-count></text:span></text:p>
        </draw:text-box>
      </draw:frame>
      <draw:frame draw:style-name="Mgr3" draw:text-style-name="MP12" draw:layer="backgroundobjects" svg:width="4.8cm" svg:height="1.386cm" svg:x="22.8cm" svg:y="0.577cm">
        <draw:image xlink:href="Pictures/100060A1000065F500001D7FF9F99F1F252689A7.svg" xlink:type="simple" xlink:show="embed" xlink:actuate="onLoad">
          <text:p/>
        </draw:image>
        <draw:image xlink:href="Pictures/10000201000003DA0000011DC16FD9758C47D97D.png" xlink:type="simple" xlink:show="embed" xlink:actuate="onLoad"/>
      </draw:frame>
      <presentation:notes style:page-layout-name="PM2">
        <office:forms form:automatic-focus="false" form:apply-design-mode="false"/>
        <draw:page-thumbnail presentation:style-name="file_3a__2f__2f__2f_home_2f_sb17498_2f_.config_2f_libreoffice_2f_4_2f_user_2f_template_2f_MetropolisTemplate.otp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1" style:display-name="file:///home/sb17498/.config/libreoffice/4/user/template/MetropolisTemplate.otp1" style:page-layout-name="PM1" draw:style-name="Mdp2">
      <office:forms form:automatic-focus="false" form:apply-design-mode="false"/>
      <draw:frame presentation:style-name="file_3a__2f__2f__2f_home_2f_sb17498_2f_.config_2f_libreoffice_2f_4_2f_user_2f_template_2f_MetropolisTemplate.otp1-title" draw:layer="backgroundobjects" svg:width="17.6cm" svg:height="3.506cm" svg:x="5.2cm" svg:y="6.637cm" presentation:class="title" presentation:placeholder="true">
        <draw:text-box/>
      </draw:frame>
      <draw:frame presentation:style-name="file_3a__2f__2f__2f_home_2f_sb17498_2f_.config_2f_libreoffice_2f_4_2f_user_2f_template_2f_MetropolisTemplate.otp1-outline1" draw:layer="backgroundobjects" svg:width="2.599cm" svg:height="1.086cm" svg:x="23cm" svg:y="18.914cm" presentation:class="outline" presentation:placeholder="true">
        <draw:text-box/>
      </draw:frame>
      <draw:line presentation:style-name="Mpr7" draw:text-style-name="MP12" draw:layer="backgroundobjects" svg:x1="5cm" svg:y1="10.8cm" svg:x2="23cm" svg:y2="10.8cm">
        <text:p/>
      </draw:line>
      <presentation:notes style:page-layout-name="PM2">
        <office:forms form:automatic-focus="false" form:apply-design-mode="false"/>
        <draw:page-thumbnail presentation:style-name="file_3a__2f__2f__2f_home_2f_sb17498_2f_.config_2f_libreoffice_2f_4_2f_user_2f_template_2f_MetropolisTemplate.otp1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2" style:display-name="file:///home/sb17498/.config/libreoffice/4/user/template/MetropolisTemplate.otp2" style:page-layout-name="PM1" draw:style-name="Mdp2">
      <office:forms form:automatic-focus="false" form:apply-design-mode="false"/>
      <draw:frame presentation:style-name="file_3a__2f__2f__2f_home_2f_sb17498_2f_.config_2f_libreoffice_2f_4_2f_user_2f_template_2f_MetropolisTemplate.otp2-title" draw:layer="backgroundobjects" svg:width="25.199cm" svg:height="3.506cm" svg:x="1.4cm" svg:y="7.937cm" presentation:class="title" presentation:placeholder="true">
        <draw:text-box/>
      </draw:frame>
      <draw:frame presentation:style-name="file_3a__2f__2f__2f_home_2f_sb17498_2f_.config_2f_libreoffice_2f_4_2f_user_2f_template_2f_MetropolisTemplate.otp2-outline1" draw:layer="backgroundobjects" svg:width="2.599cm" svg:height="3.093cm" svg:x="17.801cm" svg:y="1.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file_3a__2f__2f__2f_home_2f_sb17498_2f_.config_2f_libreoffice_2f_4_2f_user_2f_template_2f_MetropolisTemplate.otp2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3" style:display-name="file:///home/sb17498/.config/libreoffice/4/user/template/MetropolisTemplate.otp3" style:page-layout-name="PM1" draw:style-name="Mdp2">
      <office:forms form:automatic-focus="false" form:apply-design-mode="false"/>
      <draw:frame presentation:style-name="file_3a__2f__2f__2f_home_2f_sb17498_2f_.config_2f_libreoffice_2f_4_2f_user_2f_template_2f_MetropolisTemplate.otp3-title" draw:layer="backgroundobjects" svg:width="25.199cm" svg:height="4.3cm" svg:x="1.8cm" svg:y="4.6cm" presentation:class="title" presentation:placeholder="true">
        <draw:text-box/>
      </draw:frame>
      <draw:frame presentation:style-name="file_3a__2f__2f__2f_home_2f_sb17498_2f_.config_2f_libreoffice_2f_4_2f_user_2f_template_2f_MetropolisTemplate.otp3-outline1" draw:layer="backgroundobjects" svg:width="3.2cm" svg:height="3.2cm" svg:x="22.8cm" svg:y="0.6cm" presentation:class="outline" presentation:placeholder="true">
        <draw:text-box/>
      </draw:frame>
      <draw:frame presentation:style-name="Mpr12" draw:text-style-name="MP14" draw:layer="backgroundobjects" svg:width="28cm" svg:height="2.2cm" svg:x="0cm" svg:y="18.8cm">
        <draw:text-box>
          <text:p text:style-name="MP13"><text:span text:style-name="MT6"><presentation:date-time/></text:span></text:p>
        </draw:text-box>
      </draw:frame>
      <draw:line draw:style-name="Mgr4" draw:text-style-name="MP15" draw:layer="backgroundobjects" svg:x1="1.713cm" svg:y1="10.2cm" svg:x2="26.412cm" svg:y2="10.2cm">
        <text:p/>
      </draw:line>
      <draw:frame draw:style-name="Mgr5" draw:text-style-name="MP17" draw:layer="backgroundobjects" svg:width="10.6cm" svg:height="1.017cm" svg:x="1.56cm" svg:y="13.5cm">
        <draw:text-box>
          <text:p text:style-name="MP16"><text:span text:style-name="MT7">University of Bristol</text:span></text:p>
        </draw:text-box>
      </draw:frame>
      <draw:frame draw:style-name="Mgr6" draw:text-style-name="MP19" draw:layer="backgroundobjects" svg:width="7.703cm" svg:height="2.222cm" svg:x="1.555cm" svg:y="10.79cm">
        <draw:text-box>
          <text:p text:style-name="MP18"><text:span text:style-name="MT8"><text:author-name text:fixed="false">Simone Bologna</text:author-name></text:span></text:p>
          <text:p text:style-name="MP18"><text:span text:style-name="MT9"/></text:p>
        </draw:text-box>
      </draw:frame>
      <draw:frame draw:style-name="Mgr7" draw:text-style-name="MP12" draw:layer="backgroundobjects" svg:width="7.55cm" svg:height="2.206cm" svg:x="19.3cm" svg:y="1.145cm">
        <draw:image xlink:href="Pictures/1000020100000376000001000313792DFC2F0523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ile_3a__2f__2f__2f_home_2f_sb17498_2f_.config_2f_libreoffice_2f_4_2f_user_2f_template_2f_MetropolisTemplate.otp3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4" style:display-name="file:///home/sb17498/.config/libreoffice/4/user/template/MetropolisTemplate.otp4" style:page-layout-name="PM1" draw:style-name="Mdp1">
      <office:forms form:automatic-focus="false" form:apply-design-mode="false"/>
      <draw:frame presentation:style-name="file_3a__2f__2f__2f_home_2f_sb17498_2f_.config_2f_libreoffice_2f_4_2f_user_2f_template_2f_MetropolisTemplate.otp4-title" draw:layer="backgroundobjects" svg:width="25.199cm" svg:height="4.3cm" svg:x="1.8cm" svg:y="4.6cm" presentation:class="title" presentation:placeholder="true">
        <draw:text-box/>
      </draw:frame>
      <draw:frame presentation:style-name="file_3a__2f__2f__2f_home_2f_sb17498_2f_.config_2f_libreoffice_2f_4_2f_user_2f_template_2f_MetropolisTemplate.otp4-outline1" draw:layer="backgroundobjects" svg:width="3.2cm" svg:height="3.2cm" svg:x="22.8cm" svg:y="0.6cm" presentation:class="outline" presentation:placeholder="true">
        <draw:text-box/>
      </draw:frame>
      <draw:frame presentation:style-name="Mpr15" draw:text-style-name="MP20" draw:layer="backgroundobjects" svg:width="28cm" svg:height="2.2cm" svg:x="0cm" svg:y="18.8cm">
        <draw:text-box>
          <text:p text:style-name="MP13"><text:span text:style-name="MT10"><presentation:date-time/></text:span></text:p>
        </draw:text-box>
      </draw:frame>
      <draw:line draw:style-name="Mgr8" draw:text-style-name="MP21" draw:layer="backgroundobjects" svg:x1="1.713cm" svg:y1="10cm" svg:x2="26.412cm" svg:y2="10cm">
        <text:p/>
      </draw:line>
      <draw:frame draw:style-name="Mgr5" draw:text-style-name="MP22" draw:layer="backgroundobjects" svg:width="10.6cm" svg:height="1.017cm" svg:x="1.613cm" svg:y="12.5cm">
        <draw:text-box>
          <text:p><text:span text:style-name="MT11">University of Bristol</text:span></text:p>
        </draw:text-box>
      </draw:frame>
      <draw:frame draw:style-name="Mgr9" draw:text-style-name="MP23" draw:layer="backgroundobjects" svg:width="7.28cm" svg:height="1.356cm" svg:x="1.566cm" svg:y="11.223cm">
        <draw:text-box>
          <text:p><text:span text:style-name="MT12"><text:author-name text:fixed="false">Simone Bologna</text:author-name></text:span></text:p>
        </draw:text-box>
      </draw:frame>
      <draw:frame draw:style-name="Mgr7" draw:text-style-name="MP12" draw:layer="backgroundobjects" svg:width="7.55cm" svg:height="2.206cm" svg:x="19.3cm" svg:y="1.145cm">
        <draw:image xlink:href="Pictures/20000002000002200000009FE06BA1B6D6DAD1AC.eps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ile_3a__2f__2f__2f_home_2f_sb17498_2f_.config_2f_libreoffice_2f_4_2f_user_2f_template_2f_MetropolisTemplate.otp4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4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home_2f_sb17498_2f_.config_2f_libreoffice_2f_4_2f_user_2f_template_2f_MetropolisTemplate.otp5" style:display-name="file:///home/sb17498/.config/libreoffice/4/user/template/MetropolisTemplate.otp5" style:page-layout-name="PM1" draw:style-name="Mdp1">
      <office:forms form:automatic-focus="false" form:apply-design-mode="false"/>
      <draw:frame presentation:style-name="file_3a__2f__2f__2f_home_2f_sb17498_2f_.config_2f_libreoffice_2f_4_2f_user_2f_template_2f_MetropolisTemplate.otp5-title" draw:layer="backgroundobjects" svg:width="17.6cm" svg:height="3.506cm" svg:x="5.2cm" svg:y="6.637cm" presentation:class="title" presentation:placeholder="true">
        <draw:text-box/>
      </draw:frame>
      <draw:frame presentation:style-name="file_3a__2f__2f__2f_home_2f_sb17498_2f_.config_2f_libreoffice_2f_4_2f_user_2f_template_2f_MetropolisTemplate.otp5-outline1" draw:layer="backgroundobjects" svg:width="2.599cm" svg:height="1.086cm" svg:x="23cm" svg:y="18.914cm" presentation:class="outline" presentation:placeholder="true">
        <draw:text-box/>
      </draw:frame>
      <draw:line presentation:style-name="Mpr18" draw:text-style-name="MP12" draw:layer="backgroundobjects" svg:x1="5cm" svg:y1="10.8cm" svg:x2="23cm" svg:y2="10.8cm">
        <text:p/>
      </draw:line>
      <presentation:notes style:page-layout-name="PM2">
        <office:forms form:automatic-focus="false" form:apply-design-mode="false"/>
        <draw:page-thumbnail presentation:style-name="file_3a__2f__2f__2f_home_2f_sb17498_2f_.config_2f_libreoffice_2f_4_2f_user_2f_template_2f_MetropolisTemplate.otp5-title" draw:layer="backgroundobjects" svg:width="14.848cm" svg:height="11.136cm" svg:x="3.075cm" svg:y="2.257cm" presentation:class="page"/>
        <draw:frame presentation:style-name="file_3a__2f__2f__2f_home_2f_sb17498_2f_.config_2f_libreoffice_2f_4_2f_user_2f_template_2f_MetropolisTemplate.otp5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0:43:34.733790535</meta:creation-date>
    <meta:editing-duration>PT16S</meta:editing-duration>
    <meta:editing-cycles>2</meta:editing-cycles>
    <meta:generator>LibreOffice/5.1.6.2$Linux_X86_64 LibreOffice_project/10m0$Build-2</meta:generator>
    <dc:title>MetropolisTemplate</dc:title>
    <meta:initial-creator>Simone Bologna</meta:initial-creator>
    <dc:date>2018-01-11T10:49:16.498700670</dc:date>
    <dc:creator>Simone Bologna</dc:creator>
    <meta:document-statistic meta:object-count="148"/>
  </office:meta>
</office:document-meta>
</file>